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mm"/>
    </style:style>
    <style:style style:name="co2" style:family="table-column">
      <style:table-column-properties fo:break-before="auto" style:column-width="33.13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3.65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1.48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17.92mm"/>
    </style:style>
    <style:style style:name="co9" style:family="table-column">
      <style:table-column-properties fo:break-before="auto" style:column-width="3.7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6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7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6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" style:family="table-cell" style:parent-style-name="Default" style:data-style-name="N16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" style:family="table-cell" style:parent-style-name="Default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" style:family="table-cell" style:parent-style-name="Default" style:data-style-name="N16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1" style:family="table-cell" style:parent-style-name="Default" style:data-style-name="N16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visibility="collapse" table:default-cell-style-name="ce14"/>
        <table:table-column table:style-name="co8" table:visibility="collapse" table:number-columns-repeated="5" table:default-cell-style-name="ce53"/>
        <table:table-column table:style-name="co9" table:default-cell-style-name="ce14"/>
        <table:table-column table:style-name="co8" table:number-columns-repeated="241" table:default-cell-style-name="ce1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壹、主要能源指標</text:p>
          </table:table-cell>
          <table:covered-table-cell table:number-columns-repeated="7" table:style-name="ce1"/>
          <table:table-cell table:style-name="ce52" table:number-columns-repeated="2"/>
          <table:table-cell table:style-name="ce55" table:number-columns-repeated="5"/>
          <table:table-cell table:style-name="ce52" table:number-columns-repeated="1009"/>
        </table:table-row>
        <table:table-row table:style-name="ro2">
          <table:table-cell table:style-name="ce2" table:number-columns-spanned="8" table:number-rows-spanned="1"/>
          <table:covered-table-cell table:number-columns-repeated="7" table:style-name="ce2"/>
          <table:table-cell table:style-name="ce52" table:number-columns-repeated="2"/>
          <table:table-cell table:style-name="ce55" table:number-columns-repeated="5"/>
          <table:table-cell table:style-name="ce52" table:number-columns-repeated="1009"/>
        </table:table-row>
        <table:table-row table:style-name="ro3">
          <table:table-cell table:style-name="ce3" office:value-type="string" calcext:value-type="string" table:number-columns-spanned="1" table:number-rows-spanned="3">
            <text:p>項目</text:p>
          </table:table-cell>
          <table:table-cell table:style-name="ce15" office:value-type="string" calcext:value-type="string" table:number-columns-spanned="2" table:number-rows-spanned="2">
            <text:p>本期資料</text:p>
          </table:table-cell>
          <table:covered-table-cell table:style-name="ce29"/>
          <table:table-cell table:style-name="ce42" office:value-type="string" calcext:value-type="string" table:number-columns-spanned="2" table:number-rows-spanned="2">
            <text:p>本年累計資料</text:p>
          </table:table-cell>
          <table:covered-table-cell table:style-name="ce44"/>
          <table:table-cell table:number-columns-repeated="2" table:style-name="ce29" office:value-type="string" calcext:value-type="string">
            <text:p>本期與</text:p>
          </table:table-cell>
          <table:table-cell table:style-name="ce44" office:value-type="string" calcext:value-type="string">
            <text:p>本年累計與</text:p>
          </table:table-cell>
          <table:table-cell table:style-name="ce52"/>
          <table:table-cell table:style-name="ce52" office:value-type="string" calcext:value-type="string">
            <text:p>本月</text:p>
          </table:table-cell>
          <table:table-cell table:style-name="ce55" office:value-type="string" calcext:value-type="string">
            <text:p>上月</text:p>
          </table:table-cell>
          <table:table-cell table:style-name="ce55" office:value-type="string" calcext:value-type="string">
            <text:p>本月</text:p>
          </table:table-cell>
          <table:table-cell table:style-name="ce55" office:value-type="string" calcext:value-type="string">
            <text:p>去年同月</text:p>
          </table:table-cell>
          <table:table-cell table:style-name="ce55" office:value-type="string" calcext:value-type="string">
            <text:p>同月累計</text:p>
          </table:table-cell>
          <table:table-cell table:style-name="ce55" office:value-type="string" calcext:value-type="string">
            <text:p>去年同月累計</text:p>
          </table:table-cell>
          <table:table-cell table:style-name="ce52" table:number-columns-repeated="1009"/>
        </table:table-row>
        <table:table-row table:style-name="ro3">
          <table:covered-table-cell table:style-name="ce4"/>
          <table:covered-table-cell table:style-name="ce16"/>
          <table:covered-table-cell table:style-name="ce30"/>
          <table:covered-table-cell table:style-name="ce16"/>
          <table:covered-table-cell table:style-name="ce45"/>
          <table:table-cell table:style-name="ce30" office:value-type="string" calcext:value-type="string">
            <text:p>上期比較</text:p>
          </table:table-cell>
          <table:table-cell table:style-name="ce30" office:value-type="string" calcext:value-type="string">
            <text:p>上年同期比較</text:p>
          </table:table-cell>
          <table:table-cell table:style-name="ce45" office:value-type="string" calcext:value-type="string">
            <text:p>上年累計值比較</text:p>
          </table:table-cell>
          <table:table-cell table:style-name="ce52"/>
          <table:table-cell table:style-name="ce52" office:value-type="string" calcext:value-type="string">
            <text:p>C3</text:p>
          </table:table-cell>
          <table:table-cell table:style-name="ce55" office:value-type="string" calcext:value-type="string">
            <text:p>B3</text:p>
          </table:table-cell>
          <table:table-cell table:style-name="ce55" office:value-type="string" calcext:value-type="string">
            <text:p>C4</text:p>
          </table:table-cell>
          <table:table-cell table:style-name="ce55" office:value-type="string" calcext:value-type="string">
            <text:p>B4</text:p>
          </table:table-cell>
          <table:table-cell table:style-name="ce55" office:value-type="string" calcext:value-type="string">
            <text:p>C5</text:p>
          </table:table-cell>
          <table:table-cell table:style-name="ce55" office:value-type="string" calcext:value-type="string">
            <text:p>B5</text:p>
          </table:table-cell>
          <table:table-cell table:style-name="ce52" table:number-columns-repeated="1009"/>
        </table:table-row>
        <table:table-row table:style-name="ro3">
          <table:covered-table-cell table:style-name="ce5"/>
          <table:table-cell table:style-name="ce17" office:value-type="string" calcext:value-type="string">
            <text:p>數值</text:p>
          </table:table-cell>
          <table:table-cell table:style-name="ce31" office:value-type="string" calcext:value-type="string">
            <text:p>比重( % )</text:p>
          </table:table-cell>
          <table:table-cell table:style-name="ce17" office:value-type="string" calcext:value-type="string">
            <text:p>數值</text:p>
          </table:table-cell>
          <table:table-cell table:style-name="ce46" office:value-type="string" calcext:value-type="string">
            <text:p>比重( % )</text:p>
          </table:table-cell>
          <table:table-cell table:number-columns-repeated="2" table:style-name="ce31" office:value-type="string" calcext:value-type="string">
            <text:p>( % )</text:p>
          </table:table-cell>
          <table:table-cell table:style-name="ce46" office:value-type="string" calcext:value-type="string">
            <text:p>( % )</text:p>
          </table:table-cell>
          <table:table-cell table:style-name="ce52" table:number-columns-repeated="2"/>
          <table:table-cell table:style-name="ce55" table:number-columns-repeated="5"/>
          <table:table-cell table:style-name="ce52" table:number-columns-repeated="1009"/>
        </table:table-row>
        <table:table-row table:style-name="ro3">
          <table:table-cell table:style-name="ce6" office:value-type="string" calcext:value-type="string">
            <text:p>經濟‧能源動態</text:p>
          </table:table-cell>
          <table:table-cell table:style-name="ce18" office:value-type="string" calcext:value-type="string">
            <text:p>110年第 3 季</text:p>
          </table:table-cell>
          <table:table-cell table:style-name="ce32"/>
          <table:table-cell table:style-name="ce21" office:value-type="string" calcext:value-type="string">
            <text:p>110年第 1-3 季</text:p>
          </table:table-cell>
          <table:table-cell table:style-name="ce32"/>
          <table:table-cell table:style-name="ce47" table:number-columns-repeated="2"/>
          <table:table-cell table:style-name="ce51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實質GDP(105年為參考年)(新台幣:百萬元)</text:p>
          </table:table-cell>
          <table:table-cell table:style-name="ce19" office:value-type="float" office:value="5284058" calcext:value-type="float">
            <text:p><text:s/>5,284,058 <text:s text:c="5"/></text:p>
          </table:table-cell>
          <table:table-cell table:style-name="ce33"/>
          <table:table-cell table:style-name="ce19" office:value-type="float" office:value="15499935" calcext:value-type="float">
            <text:p><text:s/>15,499,935 <text:s text:c="5"/></text:p>
          </table:table-cell>
          <table:table-cell table:style-name="ce33"/>
          <table:table-cell table:style-name="ce20" office:value-type="float" office:value="3.33275774776953" calcext:value-type="float">
            <text:p><text:s/>3.33 <text:s text:c="5"/></text:p>
          </table:table-cell>
          <table:table-cell table:style-name="ce20" office:value-type="float" office:value="3.70021624908032" calcext:value-type="float">
            <text:p><text:s/>3.70 <text:s text:c="5"/></text:p>
          </table:table-cell>
          <table:table-cell table:style-name="ce37" office:value-type="float" office:value="6.79759187645879" calcext:value-type="float">
            <text:p><text:s/>6.80 <text:s text:c="5"/></text:p>
          </table:table-cell>
          <table:table-cell table:style-name="ce53"/>
          <table:table-cell table:style-name="ce53" office:value-type="float" office:value="5075570" calcext:value-type="float">
            <text:p>5075570</text:p>
          </table:table-cell>
          <table:table-cell office:value-type="float" office:value="4880083" calcext:value-type="float">
            <text:p>4880083</text:p>
          </table:table-cell>
          <table:table-cell office:value-type="float" office:value="5075570" calcext:value-type="float">
            <text:p>5075570</text:p>
          </table:table-cell>
          <table:table-cell office:value-type="float" office:value="4894989" calcext:value-type="float">
            <text:p>4894989</text:p>
          </table:table-cell>
          <table:table-cell office:value-type="float" office:value="19194635" calcext:value-type="float">
            <text:p>19194635</text:p>
          </table:table-cell>
          <table:table-cell office:value-type="float" office:value="18642014" calcext:value-type="float">
            <text:p>18642014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能源密集工業生產毛額(新台幣:百萬元)</text:p>
          </table:table-cell>
          <table:table-cell table:style-name="ce19" office:value-type="float" office:value="0" calcext:value-type="float">
            <text:p><text:s/>- <text:s text:c="5"/></text:p>
          </table:table-cell>
          <table:table-cell table:style-name="ce33"/>
          <table:table-cell table:style-name="ce19" office:value-type="float" office:value="0" calcext:value-type="float">
            <text:p><text:s/>- <text:s text:c="5"/></text:p>
          </table:table-cell>
          <table:table-cell table:style-name="ce33"/>
          <table:table-cell table:number-columns-repeated="2" table:style-name="ce20" office:value-type="float" office:value="0" calcext:value-type="float">
            <text:p><text:s/>- <text:s text:c="5"/></text:p>
          </table:table-cell>
          <table:table-cell table:style-name="ce37" office:value-type="float" office:value="0" calcext:value-type="float">
            <text:p><text:s/>- <text:s text:c="5"/>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<text:s text:c="2"/>能源密集工業生產毛額占製造業之比(%)</text:p>
          </table:table-cell>
          <table:table-cell table:style-name="ce20" office:value-type="float" office:value="0" calcext:value-type="float">
            <text:p><text:s/>- <text:s text:c="5"/></text:p>
          </table:table-cell>
          <table:table-cell table:style-name="ce33"/>
          <table:table-cell table:style-name="ce20" office:value-type="float" office:value="0" calcext:value-type="float">
            <text:p><text:s/>- <text:s text:c="5"/></text:p>
          </table:table-cell>
          <table:table-cell table:style-name="ce33"/>
          <table:table-cell table:style-name="ce20" table:number-columns-repeated="2"/>
          <table:table-cell table:style-name="ce37"/>
          <table:table-cell table:style-name="ce53"/>
          <table:table-cell table:style-name="ce5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能源密集度(公升油當量/新台幣千元)</text:p>
          </table:table-cell>
          <table:table-cell table:style-name="ce20" office:value-type="float" office:value="4.324" calcext:value-type="float">
            <text:p><text:s/>4.32 <text:s text:c="5"/></text:p>
          </table:table-cell>
          <table:table-cell table:style-name="ce33"/>
          <table:table-cell table:style-name="ce20" office:value-type="float" office:value="4.3" calcext:value-type="float">
            <text:p><text:s/>4.30 <text:s text:c="5"/></text:p>
          </table:table-cell>
          <table:table-cell table:style-name="ce33"/>
          <table:table-cell table:style-name="ce20" office:value-type="float" office:value="0.95727293952836" calcext:value-type="float">
            <text:p><text:s/>0.96 <text:s text:c="5"/></text:p>
          </table:table-cell>
          <table:table-cell table:style-name="ce20" office:value-type="float" office:value="2.17391304347825" calcext:value-type="float">
            <text:p><text:s/>2.17 <text:s text:c="5"/></text:p>
          </table:table-cell>
          <table:table-cell table:style-name="ce37" office:value-type="float" office:value="-0.96729617687701" calcext:value-type="float">
            <text:p><text:s/>-0.97 <text:s text:c="5"/></text:p>
          </table:table-cell>
          <table:table-cell table:style-name="ce53"/>
          <table:table-cell table:style-name="ce53" office:value-type="float" office:value="4.14939663443121" calcext:value-type="float">
            <text:p>4.14939663443121</text:p>
          </table:table-cell>
          <table:table-cell office:value-type="float" office:value="4.39427546180055" calcext:value-type="float">
            <text:p>4.39427546180055</text:p>
          </table:table-cell>
          <table:table-cell office:value-type="float" office:value="4.14939663443121" calcext:value-type="float">
            <text:p>4.14939663443121</text:p>
          </table:table-cell>
          <table:table-cell office:value-type="float" office:value="4.5190840929142" calcext:value-type="float">
            <text:p>4.5190840929142</text:p>
          </table:table-cell>
          <table:table-cell office:value-type="float" office:value="4.42352678592378" calcext:value-type="float">
            <text:p>4.42352678592378</text:p>
          </table:table-cell>
          <table:table-cell office:value-type="float" office:value="4.69740020002238" calcext:value-type="float">
            <text:p>4.69740020002238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能源消費彈性值</text:p>
          </table:table-cell>
          <table:table-cell table:style-name="ce20" office:value-type="float" office:value="1.605507" calcext:value-type="float">
            <text:p><text:s/>1.61 <text:s text:c="5"/></text:p>
          </table:table-cell>
          <table:table-cell table:style-name="ce33"/>
          <table:table-cell table:style-name="ce20" office:value-type="float" office:value="0.848694" calcext:value-type="float">
            <text:p><text:s/>0.85 <text:s text:c="5"/></text:p>
          </table:table-cell>
          <table:table-cell table:style-name="ce33"/>
          <table:table-cell table:style-name="ce20" table:number-columns-repeated="2"/>
          <table:table-cell table:style-name="ce37"/>
          <table:table-cell table:style-name="ce53"/>
          <table:table-cell table:style-name="ce53" office:value-type="float" office:value="-1.29930753573863" calcext:value-type="float">
            <text:p>-1.29930753573863</text:p>
          </table:table-cell>
          <table:table-cell office:value-type="float" office:value="-1.49365933412434" calcext:value-type="float">
            <text:p>-1.49365933412434</text:p>
          </table:table-cell>
          <table:table-cell office:value-type="float" office:value="-1.29930753573863" calcext:value-type="float">
            <text:p>-1.29930753573863</text:p>
          </table:table-cell>
          <table:table-cell office:value-type="float" office:value="0.341944763302683" calcext:value-type="float">
            <text:p>0.341944763302683</text:p>
          </table:table-cell>
          <table:table-cell office:value-type="float" office:value="-3.37967034523815" calcext:value-type="float">
            <text:p>-3.37967034523815</text:p>
          </table:table-cell>
          <table:table-cell office:value-type="float" office:value="2.42661776626125" calcext:value-type="float">
            <text:p>2.42661776626125</text:p>
          </table:table-cell>
          <table:table-cell table:style-name="ce53" table:number-columns-repeated="1009"/>
        </table:table-row>
        <table:table-row table:style-name="ro3">
          <table:table-cell table:style-name="ce8" office:value-type="string" calcext:value-type="string">
            <text:p>經濟‧能源動態</text:p>
          </table:table-cell>
          <table:table-cell table:style-name="ce21" office:value-type="string" calcext:value-type="string">
            <text:p>110年11月</text:p>
          </table:table-cell>
          <table:table-cell table:style-name="ce34"/>
          <table:table-cell table:style-name="ce21" office:value-type="string" calcext:value-type="string">
            <text:p>110年1-11月</text:p>
          </table:table-cell>
          <table:table-cell table:style-name="ce34"/>
          <table:table-cell table:style-name="ce23" table:number-columns-repeated="2"/>
          <table:table-cell table:style-name="ce36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能源密集工業能源消費量(千公秉油當量) </text:p>
          </table:table-cell>
          <table:table-cell table:style-name="ce19" office:value-type="float" office:value="1345.30002570753" calcext:value-type="float">
            <text:p><text:s/>1,345 <text:s text:c="5"/></text:p>
          </table:table-cell>
          <table:table-cell table:style-name="ce33"/>
          <table:table-cell table:style-name="ce19" office:value-type="float" office:value="15050.9106136431" calcext:value-type="float">
            <text:p><text:s/>15,051 <text:s text:c="5"/></text:p>
          </table:table-cell>
          <table:table-cell table:style-name="ce33"/>
          <table:table-cell table:style-name="ce20" office:value-type="float" office:value="-3.51199670352362" calcext:value-type="float">
            <text:p><text:s/>-3.51 <text:s text:c="5"/></text:p>
          </table:table-cell>
          <table:table-cell table:style-name="ce20" office:value-type="float" office:value="6.12296633137961" calcext:value-type="float">
            <text:p><text:s/>6.12 <text:s text:c="5"/></text:p>
          </table:table-cell>
          <table:table-cell table:style-name="ce37" office:value-type="float" office:value="8.26666649766077" calcext:value-type="float">
            <text:p><text:s/>8.27 <text:s text:c="5"/></text:p>
          </table:table-cell>
          <table:table-cell table:style-name="ce53"/>
          <table:table-cell table:style-name="ce53" office:value-type="float" office:value="3827.93513827" calcext:value-type="float">
            <text:p>3827.93513827</text:p>
          </table:table-cell>
          <table:table-cell office:value-type="float" office:value="3864.12628572" calcext:value-type="float">
            <text:p>3864.12628572</text:p>
          </table:table-cell>
          <table:table-cell office:value-type="float" office:value="3827.93513827" calcext:value-type="float">
            <text:p>3827.93513827</text:p>
          </table:table-cell>
          <table:table-cell office:value-type="float" office:value="4047.946738" calcext:value-type="float">
            <text:p>4047.946738</text:p>
          </table:table-cell>
          <table:table-cell office:value-type="float" office:value="15395.23321881" calcext:value-type="float">
            <text:p>15395.23321881</text:p>
          </table:table-cell>
          <table:table-cell office:value-type="float" office:value="15906.36585468" calcext:value-type="float">
            <text:p>15906.36585468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<text:s text:c="2"/>能源密集工業能源消費量占製造業之比(%)</text:p>
          </table:table-cell>
          <table:table-cell table:style-name="ce20" office:value-type="float" office:value="48.5733" calcext:value-type="float">
            <text:p><text:s/>48.57 <text:s text:c="5"/></text:p>
          </table:table-cell>
          <table:table-cell table:style-name="ce33"/>
          <table:table-cell table:style-name="ce20" office:value-type="float" office:value="48.4196" calcext:value-type="float">
            <text:p><text:s/>48.42 <text:s text:c="5"/></text:p>
          </table:table-cell>
          <table:table-cell table:style-name="ce33"/>
          <table:table-cell table:style-name="ce20" table:number-columns-repeated="2"/>
          <table:table-cell table:style-name="ce37"/>
          <table:table-cell table:style-name="ce53"/>
          <table:table-cell table:style-name="ce53" office:value-type="float" office:value="48.2067552582447" calcext:value-type="float">
            <text:p>48.2067552582447</text:p>
          </table:table-cell>
          <table:table-cell office:value-type="float" office:value="46.8082457584096" calcext:value-type="float">
            <text:p>46.8082457584096</text:p>
          </table:table-cell>
          <table:table-cell office:value-type="float" office:value="48.2067552582447" calcext:value-type="float">
            <text:p>48.2067552582447</text:p>
          </table:table-cell>
          <table:table-cell office:value-type="float" office:value="49.0417943679377" calcext:value-type="float">
            <text:p>49.0417943679377</text:p>
          </table:table-cell>
          <table:table-cell office:value-type="float" office:value="47.9052936731033" calcext:value-type="float">
            <text:p>47.9052936731033</text:p>
          </table:table-cell>
          <table:table-cell office:value-type="float" office:value="48.6952754302916" calcext:value-type="float">
            <text:p>48.6952754302916</text:p>
          </table:table-cell>
          <table:table-cell table:style-name="ce53" table:number-columns-repeated="1009"/>
        </table:table-row>
        <table:table-row table:style-name="ro3">
          <table:table-cell table:style-name="ce9" office:value-type="string" calcext:value-type="string">
            <text:p>能源價格</text:p>
          </table:table-cell>
          <table:table-cell table:style-name="ce21"/>
          <table:table-cell table:style-name="ce34"/>
          <table:table-cell table:style-name="ce21"/>
          <table:table-cell table:style-name="ce34"/>
          <table:table-cell table:style-name="ce23" table:number-columns-repeated="2"/>
          <table:table-cell table:style-name="ce36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國際原油現貨平均價格(美元/桶)</text:p>
          </table:table-cell>
          <table:table-cell table:style-name="ce22"/>
          <table:table-cell table:style-name="ce33"/>
          <table:table-cell table:style-name="ce22"/>
          <table:table-cell table:style-name="ce33"/>
          <table:table-cell table:style-name="ce20" table:number-columns-repeated="2"/>
          <table:table-cell table:style-name="ce37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西德州原油</text:p>
          </table:table-cell>
          <table:table-cell table:style-name="ce20" office:value-type="float" office:value="79.13" calcext:value-type="float">
            <text:p><text:s/>79.13 <text:s text:c="5"/></text:p>
          </table:table-cell>
          <table:table-cell table:style-name="ce33"/>
          <table:table-cell table:style-name="ce22"/>
          <table:table-cell table:style-name="ce33"/>
          <table:table-cell table:style-name="ce20" office:value-type="float" office:value="-2.84837323511357" calcext:value-type="float">
            <text:p><text:s/>-2.85 <text:s text:c="5"/></text:p>
          </table:table-cell>
          <table:table-cell table:style-name="ce20" office:value-type="float" office:value="92.2964763061968" calcext:value-type="float">
            <text:p><text:s/>92.30 <text:s text:c="5"/></text:p>
          </table:table-cell>
          <table:table-cell table:style-name="ce37"/>
          <table:table-cell table:style-name="ce53"/>
          <table:table-cell table:style-name="ce53" office:value-type="float" office:value="59.83" calcext:value-type="float">
            <text:p>59.83</text:p>
          </table:table-cell>
          <table:table-cell office:value-type="float" office:value="57.03" calcext:value-type="float">
            <text:p>57.03</text:p>
          </table:table-cell>
          <table:table-cell office:value-type="float" office:value="59.83" calcext:value-type="float">
            <text:p>59.83</text:p>
          </table:table-cell>
          <table:table-cell office:value-type="float" office:value="48.58" calcext:value-type="float">
            <text:p>48.58</text:p>
          </table:table-cell>
          <table:table-cell office:value-type="float" office:value="683.22" calcext:value-type="float">
            <text:p>683.22</text:p>
          </table:table-cell>
          <table:table-cell office:value-type="float" office:value="776.71" calcext:value-type="float">
            <text:p>776.71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布蘭特原油</text:p>
          </table:table-cell>
          <table:table-cell table:style-name="ce20" office:value-type="float" office:value="81.02" calcext:value-type="float">
            <text:p><text:s/>81.02 <text:s text:c="5"/></text:p>
          </table:table-cell>
          <table:table-cell table:style-name="ce33"/>
          <table:table-cell table:style-name="ce22"/>
          <table:table-cell table:style-name="ce33"/>
          <table:table-cell table:style-name="ce20" office:value-type="float" office:value="-2.9816788408574" calcext:value-type="float">
            <text:p><text:s/>-2.98 <text:s text:c="5"/></text:p>
          </table:table-cell>
          <table:table-cell table:style-name="ce20" office:value-type="float" office:value="89.7423887587822" calcext:value-type="float">
            <text:p><text:s/>89.74 <text:s text:c="5"/></text:p>
          </table:table-cell>
          <table:table-cell table:style-name="ce37"/>
          <table:table-cell table:style-name="ce53"/>
          <table:table-cell table:style-name="ce53" office:value-type="float" office:value="67.36" calcext:value-type="float">
            <text:p>67.36</text:p>
          </table:table-cell>
          <table:table-cell office:value-type="float" office:value="63.24" calcext:value-type="float">
            <text:p>63.24</text:p>
          </table:table-cell>
          <table:table-cell office:value-type="float" office:value="67.36" calcext:value-type="float">
            <text:p>67.36</text:p>
          </table:table-cell>
          <table:table-cell office:value-type="float" office:value="55.94" calcext:value-type="float">
            <text:p>55.94</text:p>
          </table:table-cell>
          <table:table-cell office:value-type="float" office:value="772.78" calcext:value-type="float">
            <text:p>772.78</text:p>
          </table:table-cell>
          <table:table-cell office:value-type="float" office:value="854.33" calcext:value-type="float">
            <text:p>854.33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杜拜原油</text:p>
          </table:table-cell>
          <table:table-cell table:style-name="ce20" office:value-type="float" office:value="78.65" calcext:value-type="float">
            <text:p><text:s/>78.65 <text:s text:c="5"/></text:p>
          </table:table-cell>
          <table:table-cell table:style-name="ce33"/>
          <table:table-cell table:style-name="ce22"/>
          <table:table-cell table:style-name="ce33"/>
          <table:table-cell table:style-name="ce20" office:value-type="float" office:value="-3.49693251533742" calcext:value-type="float">
            <text:p><text:s/>-3.50 <text:s text:c="5"/></text:p>
          </table:table-cell>
          <table:table-cell table:style-name="ce20" office:value-type="float" office:value="80.9293765815505" calcext:value-type="float">
            <text:p><text:s/>80.93 <text:s text:c="5"/></text:p>
          </table:table-cell>
          <table:table-cell table:style-name="ce37"/>
          <table:table-cell table:style-name="ce53"/>
          <table:table-cell table:style-name="ce53" office:value-type="float" office:value="64.51" calcext:value-type="float">
            <text:p>64.51</text:p>
          </table:table-cell>
          <table:table-cell office:value-type="float" office:value="61.36" calcext:value-type="float">
            <text:p>61.36</text:p>
          </table:table-cell>
          <table:table-cell office:value-type="float" office:value="64.51" calcext:value-type="float">
            <text:p>64.51</text:p>
          </table:table-cell>
          <table:table-cell office:value-type="float" office:value="55.76" calcext:value-type="float">
            <text:p>55.76</text:p>
          </table:table-cell>
          <table:table-cell office:value-type="float" office:value="758.73" calcext:value-type="float">
            <text:p>758.73</text:p>
          </table:table-cell>
          <table:table-cell office:value-type="float" office:value="829.51" calcext:value-type="float">
            <text:p>829.51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進口能源平均價格</text:p>
          </table:table-cell>
          <table:table-cell table:style-name="ce22"/>
          <table:table-cell table:style-name="ce33"/>
          <table:table-cell table:style-name="ce22"/>
          <table:table-cell table:style-name="ce33"/>
          <table:table-cell table:style-name="ce20" table:number-columns-repeated="2"/>
          <table:table-cell table:style-name="ce37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原油價格(美元/桶:FOB)</text:p>
          </table:table-cell>
          <table:table-cell table:style-name="ce20" office:value-type="float" office:value="81.347383" calcext:value-type="float">
            <text:p><text:s/>81.35 <text:s text:c="5"/></text:p>
          </table:table-cell>
          <table:table-cell table:style-name="ce33"/>
          <table:table-cell table:style-name="ce20" office:value-type="float" office:value="67.755638" calcext:value-type="float">
            <text:p><text:s/>67.76 <text:s text:c="5"/></text:p>
          </table:table-cell>
          <table:table-cell table:style-name="ce33"/>
          <table:table-cell table:style-name="ce20" office:value-type="float" office:value="8.22994900854983" calcext:value-type="float">
            <text:p><text:s/>8.23 <text:s text:c="5"/></text:p>
          </table:table-cell>
          <table:table-cell table:style-name="ce20" office:value-type="float" office:value="97.8331406293057" calcext:value-type="float">
            <text:p><text:s/>97.83 <text:s text:c="5"/></text:p>
          </table:table-cell>
          <table:table-cell table:style-name="ce37" office:value-type="float" office:value="49.7534258080487" calcext:value-type="float">
            <text:p><text:s/>49.75 <text:s text:c="5"/></text:p>
          </table:table-cell>
          <table:table-cell table:style-name="ce53"/>
          <table:table-cell table:style-name="ce53" office:value-type="float" office:value="63.86674" calcext:value-type="float">
            <text:p>63.86674</text:p>
          </table:table-cell>
          <table:table-cell office:value-type="float" office:value="61.338374" calcext:value-type="float">
            <text:p>61.338374</text:p>
          </table:table-cell>
          <table:table-cell office:value-type="float" office:value="63.86674" calcext:value-type="float">
            <text:p>63.86674</text:p>
          </table:table-cell>
          <table:table-cell office:value-type="float" office:value="65.234913" calcext:value-type="float">
            <text:p>65.234913</text:p>
          </table:table-cell>
          <table:table-cell office:value-type="float" office:value="63.848689" calcext:value-type="float">
            <text:p>63.848689</text:p>
          </table:table-cell>
          <table:table-cell office:value-type="float" office:value="70.471342" calcext:value-type="float">
            <text:p>70.471342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煤炭(美元/公噸:CIF)</text:p>
          </table:table-cell>
          <table:table-cell table:style-name="ce22"/>
          <table:table-cell table:style-name="ce33"/>
          <table:table-cell table:style-name="ce22"/>
          <table:table-cell table:style-name="ce33"/>
          <table:table-cell table:style-name="ce20" table:number-columns-repeated="2"/>
          <table:table-cell table:style-name="ce37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　煙煤-煉焦煤</text:p>
          </table:table-cell>
          <table:table-cell table:style-name="ce20" office:value-type="float" office:value="349.123676" calcext:value-type="float">
            <text:p><text:s/>349.12 <text:s text:c="5"/></text:p>
          </table:table-cell>
          <table:table-cell table:style-name="ce33"/>
          <table:table-cell table:style-name="ce20" office:value-type="float" office:value="188.047102" calcext:value-type="float">
            <text:p><text:s/>188.05 <text:s text:c="5"/></text:p>
          </table:table-cell>
          <table:table-cell table:style-name="ce33"/>
          <table:table-cell table:style-name="ce20" office:value-type="float" office:value="17.3609153501022" calcext:value-type="float">
            <text:p><text:s/>17.36 <text:s text:c="5"/></text:p>
          </table:table-cell>
          <table:table-cell table:style-name="ce20" office:value-type="float" office:value="184.892406634029" calcext:value-type="float">
            <text:p><text:s/>184.89 <text:s text:c="5"/></text:p>
          </table:table-cell>
          <table:table-cell table:style-name="ce37" office:value-type="float" office:value="41.4706025425499" calcext:value-type="float">
            <text:p><text:s/>41.47 <text:s text:c="5"/></text:p>
          </table:table-cell>
          <table:table-cell table:style-name="ce53"/>
          <table:table-cell table:style-name="ce53" office:value-type="float" office:value="150.81026" calcext:value-type="float">
            <text:p>150.81026</text:p>
          </table:table-cell>
          <table:table-cell office:value-type="float" office:value="157.684135" calcext:value-type="float">
            <text:p>157.684135</text:p>
          </table:table-cell>
          <table:table-cell office:value-type="float" office:value="150.81026" calcext:value-type="float">
            <text:p>150.81026</text:p>
          </table:table-cell>
          <table:table-cell office:value-type="float" office:value="208.480398" calcext:value-type="float">
            <text:p>208.480398</text:p>
          </table:table-cell>
          <table:table-cell office:value-type="float" office:value="196.062572" calcext:value-type="float">
            <text:p>196.062572</text:p>
          </table:table-cell>
          <table:table-cell office:value-type="float" office:value="217.017392" calcext:value-type="float">
            <text:p>217.017392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　煙煤-燃料煤</text:p>
          </table:table-cell>
          <table:table-cell table:style-name="ce20" office:value-type="float" office:value="165.942252" calcext:value-type="float">
            <text:p><text:s/>165.94 <text:s text:c="5"/></text:p>
          </table:table-cell>
          <table:table-cell table:style-name="ce33"/>
          <table:table-cell table:style-name="ce20" office:value-type="float" office:value="116.614514" calcext:value-type="float">
            <text:p><text:s/>116.61 <text:s text:c="5"/></text:p>
          </table:table-cell>
          <table:table-cell table:style-name="ce33"/>
          <table:table-cell table:style-name="ce20" office:value-type="float" office:value="8.22155580051123" calcext:value-type="float">
            <text:p><text:s/>8.22 <text:s text:c="5"/></text:p>
          </table:table-cell>
          <table:table-cell table:style-name="ce20" office:value-type="float" office:value="136.698819460333" calcext:value-type="float">
            <text:p><text:s/>136.70 <text:s text:c="5"/></text:p>
          </table:table-cell>
          <table:table-cell table:style-name="ce37" office:value-type="float" office:value="57.6401843976757" calcext:value-type="float">
            <text:p><text:s/>57.64 <text:s text:c="5"/></text:p>
          </table:table-cell>
          <table:table-cell table:style-name="ce53"/>
          <table:table-cell table:style-name="ce53" office:value-type="float" office:value="87.477144" calcext:value-type="float">
            <text:p>87.477144</text:p>
          </table:table-cell>
          <table:table-cell office:value-type="float" office:value="86.336785" calcext:value-type="float">
            <text:p>86.336785</text:p>
          </table:table-cell>
          <table:table-cell office:value-type="float" office:value="87.477144" calcext:value-type="float">
            <text:p>87.477144</text:p>
          </table:table-cell>
          <table:table-cell office:value-type="float" office:value="114.840113" calcext:value-type="float">
            <text:p>114.840113</text:p>
          </table:table-cell>
          <table:table-cell office:value-type="float" office:value="97.911937" calcext:value-type="float">
            <text:p>97.911937</text:p>
          </table:table-cell>
          <table:table-cell office:value-type="float" office:value="111.495564" calcext:value-type="float">
            <text:p>111.495564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LNG(美元/公噸:CIF)(本月月底價格)</text:p>
          </table:table-cell>
          <table:table-cell table:style-name="ce20" office:value-type="float" office:value="1090.830273" calcext:value-type="float">
            <text:p><text:s/>1,090.83 <text:s text:c="5"/></text:p>
          </table:table-cell>
          <table:table-cell table:style-name="ce33"/>
          <table:table-cell table:style-name="ce20" office:value-type="float" office:value="540.184265" calcext:value-type="float">
            <text:p><text:s/>540.18 <text:s text:c="5"/></text:p>
          </table:table-cell>
          <table:table-cell table:style-name="ce33"/>
          <table:table-cell table:style-name="ce20" office:value-type="float" office:value="60.5452390350936" calcext:value-type="float">
            <text:p><text:s/>60.55 <text:s text:c="5"/></text:p>
          </table:table-cell>
          <table:table-cell table:style-name="ce20" office:value-type="float" office:value="212.032166190928" calcext:value-type="float">
            <text:p><text:s/>212.03 <text:s text:c="5"/></text:p>
          </table:table-cell>
          <table:table-cell table:style-name="ce37" office:value-type="float" office:value="73.8614611119048" calcext:value-type="float">
            <text:p><text:s/>73.86 <text:s text:c="5"/></text:p>
          </table:table-cell>
          <table:table-cell table:style-name="ce53"/>
          <table:table-cell table:style-name="ce53" office:value-type="float" office:value="395.283830725742" calcext:value-type="float">
            <text:p>395.283830725742</text:p>
          </table:table-cell>
          <table:table-cell office:value-type="float" office:value="444.69140253419" calcext:value-type="float">
            <text:p>444.69140253419</text:p>
          </table:table-cell>
          <table:table-cell office:value-type="float" office:value="395.283830725742" calcext:value-type="float">
            <text:p>395.283830725742</text:p>
          </table:table-cell>
          <table:table-cell office:value-type="float" office:value="530.508184637335" calcext:value-type="float">
            <text:p>530.508184637335</text:p>
          </table:table-cell>
          <table:table-cell office:value-type="float" office:value="452.606198099493" calcext:value-type="float">
            <text:p>452.606198099493</text:p>
          </table:table-cell>
          <table:table-cell office:value-type="float" office:value="475.183619698571" calcext:value-type="float">
            <text:p>475.183619698571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國內能源價格</text:p>
          </table:table-cell>
          <table:table-cell table:style-name="ce22"/>
          <table:table-cell table:style-name="ce33"/>
          <table:table-cell table:style-name="ce22"/>
          <table:table-cell table:style-name="ce33"/>
          <table:table-cell table:style-name="ce20" table:number-columns-repeated="2"/>
          <table:table-cell table:style-name="ce37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中油油品月底零售價格</text:p>
          </table:table-cell>
          <table:table-cell table:style-name="ce22"/>
          <table:table-cell table:style-name="ce33"/>
          <table:table-cell table:style-name="ce22"/>
          <table:table-cell table:style-name="ce33"/>
          <table:table-cell table:style-name="ce20" table:number-columns-repeated="2"/>
          <table:table-cell table:style-name="ce37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　九二無鉛汽油(新台幣元/公升)</text:p>
          </table:table-cell>
          <table:table-cell table:style-name="ce20" office:value-type="float" office:value="29.6" calcext:value-type="float">
            <text:p><text:s/>29.60 <text:s text:c="5"/></text:p>
          </table:table-cell>
          <table:table-cell table:style-name="ce33"/>
          <table:table-cell table:style-name="ce22"/>
          <table:table-cell table:style-name="ce33"/>
          <table:table-cell table:style-name="ce20" office:value-type="float" office:value="-1.66112956810632" calcext:value-type="float">
            <text:p><text:s/>-1.66 <text:s text:c="5"/></text:p>
          </table:table-cell>
          <table:table-cell table:style-name="ce20" office:value-type="float" office:value="33.9366515837104" calcext:value-type="float">
            <text:p><text:s/>33.94 <text:s text:c="5"/></text:p>
          </table:table-cell>
          <table:table-cell table:style-name="ce37"/>
          <table:table-cell table:style-name="ce53"/>
          <table:table-cell table:style-name="ce53" office:value-type="float" office:value="27.7" calcext:value-type="float">
            <text:p>27.7</text:p>
          </table:table-cell>
          <table:table-cell office:value-type="float" office:value="26.9" calcext:value-type="float">
            <text:p>26.9</text:p>
          </table:table-cell>
          <table:table-cell office:value-type="float" office:value="27.7" calcext:value-type="float">
            <text:p>27.7</text:p>
          </table:table-cell>
          <table:table-cell office:value-type="float" office:value="24.5" calcext:value-type="float">
            <text:p>24.5</text:p>
          </table:table-cell>
          <table:table-cell office:value-type="float" office:value="326.5" calcext:value-type="float">
            <text:p>326.5</text:p>
          </table:table-cell>
          <table:table-cell office:value-type="float" office:value="333.9" calcext:value-type="float">
            <text:p>333.9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　九五無鉛汽油(新台幣元/公升)</text:p>
          </table:table-cell>
          <table:table-cell table:style-name="ce20" office:value-type="float" office:value="31.1" calcext:value-type="float">
            <text:p><text:s/>31.10 <text:s text:c="5"/></text:p>
          </table:table-cell>
          <table:table-cell table:style-name="ce33"/>
          <table:table-cell table:style-name="ce22"/>
          <table:table-cell table:style-name="ce33"/>
          <table:table-cell table:style-name="ce20" office:value-type="float" office:value="-1.58227848101265" calcext:value-type="float">
            <text:p><text:s/>-1.58 <text:s text:c="5"/></text:p>
          </table:table-cell>
          <table:table-cell table:style-name="ce20" office:value-type="float" office:value="31.7796610169492" calcext:value-type="float">
            <text:p><text:s/>31.78 <text:s text:c="5"/></text:p>
          </table:table-cell>
          <table:table-cell table:style-name="ce37"/>
          <table:table-cell table:style-name="ce53"/>
          <table:table-cell table:style-name="ce53" office:value-type="float" office:value="29.2" calcext:value-type="float">
            <text:p>29.2</text:p>
          </table:table-cell>
          <table:table-cell office:value-type="float" office:value="28.4" calcext:value-type="float">
            <text:p>28.4</text:p>
          </table:table-cell>
          <table:table-cell office:value-type="float" office:value="29.2" calcext:value-type="float">
            <text:p>29.2</text:p>
          </table:table-cell>
          <table:table-cell office:value-type="float" office:value="26" calcext:value-type="float">
            <text:p>26</text:p>
          </table:table-cell>
          <table:table-cell office:value-type="float" office:value="344.5" calcext:value-type="float">
            <text:p>344.5</text:p>
          </table:table-cell>
          <table:table-cell office:value-type="float" office:value="351.9" calcext:value-type="float">
            <text:p>351.9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　高級柴油(新台幣元/公升)</text:p>
          </table:table-cell>
          <table:table-cell table:style-name="ce20" office:value-type="float" office:value="27.7" calcext:value-type="float">
            <text:p><text:s/>27.70 <text:s text:c="5"/></text:p>
          </table:table-cell>
          <table:table-cell table:style-name="ce33"/>
          <table:table-cell table:style-name="ce22"/>
          <table:table-cell table:style-name="ce33"/>
          <table:table-cell table:style-name="ce20" office:value-type="float" office:value="1.46520146520146" calcext:value-type="float">
            <text:p><text:s/>1.47 <text:s text:c="5"/></text:p>
          </table:table-cell>
          <table:table-cell table:style-name="ce20" office:value-type="float" office:value="42.7835051546392" calcext:value-type="float">
            <text:p><text:s/>42.78 <text:s text:c="5"/></text:p>
          </table:table-cell>
          <table:table-cell table:style-name="ce37"/>
          <table:table-cell table:style-name="ce53"/>
          <table:table-cell table:style-name="ce53" office:value-type="float" office:value="25.7" calcext:value-type="float">
            <text:p>25.7</text:p>
          </table:table-cell>
          <table:table-cell office:value-type="float" office:value="24.7" calcext:value-type="float">
            <text:p>24.7</text:p>
          </table:table-cell>
          <table:table-cell office:value-type="float" office:value="25.7" calcext:value-type="float">
            <text:p>25.7</text:p>
          </table:table-cell>
          <table:table-cell office:value-type="float" office:value="22.2" calcext:value-type="float">
            <text:p>22.2</text:p>
          </table:table-cell>
          <table:table-cell office:value-type="float" office:value="303.6" calcext:value-type="float">
            <text:p>303.6</text:p>
          </table:table-cell>
          <table:table-cell office:value-type="float" office:value="309.7" calcext:value-type="float">
            <text:p>309.7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　低硫燃料油(S:0.5%)(新台幣元/公秉)</text:p>
          </table:table-cell>
          <table:table-cell table:style-name="ce20" office:value-type="float" office:value="18472" calcext:value-type="float">
            <text:p><text:s/>18,472.00 <text:s text:c="5"/></text:p>
          </table:table-cell>
          <table:table-cell table:style-name="ce33"/>
          <table:table-cell table:style-name="ce22"/>
          <table:table-cell table:style-name="ce33"/>
          <table:table-cell table:style-name="ce20" office:value-type="float" office:value="2.42306626004991" calcext:value-type="float">
            <text:p><text:s/>2.42 <text:s text:c="5"/></text:p>
          </table:table-cell>
          <table:table-cell table:style-name="ce20" office:value-type="float" office:value="44.4931163954944" calcext:value-type="float">
            <text:p><text:s/>44.49 <text:s text:c="5"/></text:p>
          </table:table-cell>
          <table:table-cell table:style-name="ce37"/>
          <table:table-cell table:style-name="ce53"/>
          <table:table-cell table:style-name="ce53" office:value-type="float" office:value="16030" calcext:value-type="float">
            <text:p>16030</text:p>
          </table:table-cell>
          <table:table-cell office:value-type="float" office:value="16151" calcext:value-type="float">
            <text:p>16151</text:p>
          </table:table-cell>
          <table:table-cell office:value-type="float" office:value="16030" calcext:value-type="float">
            <text:p>16030</text:p>
          </table:table-cell>
          <table:table-cell office:value-type="float" office:value="17367" calcext:value-type="float">
            <text:p>17367</text:p>
          </table:table-cell>
          <table:table-cell office:value-type="float" office:value="198590" calcext:value-type="float">
            <text:p>198590</text:p>
          </table:table-cell>
          <table:table-cell office:value-type="float" office:value="187558" calcext:value-type="float">
            <text:p>187558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台電電燈用電(新台幣元/度)(平均售價)</text:p>
          </table:table-cell>
          <table:table-cell table:style-name="ce20" office:value-type="float" office:value="2.87" calcext:value-type="float">
            <text:p><text:s/>2.87 <text:s text:c="5"/></text:p>
          </table:table-cell>
          <table:table-cell table:style-name="ce33"/>
          <table:table-cell table:style-name="ce20" office:value-type="float" office:value="2.72" calcext:value-type="float">
            <text:p><text:s/>2.72 <text:s text:c="5"/></text:p>
          </table:table-cell>
          <table:table-cell table:style-name="ce33"/>
          <table:table-cell table:style-name="ce20" office:value-type="float" office:value="-10.8695652173913" calcext:value-type="float">
            <text:p><text:s/>-10.87 <text:s text:c="5"/></text:p>
          </table:table-cell>
          <table:table-cell table:style-name="ce20" office:value-type="float" office:value="9.96168582375481" calcext:value-type="float">
            <text:p><text:s/>9.96 <text:s text:c="5"/></text:p>
          </table:table-cell>
          <table:table-cell table:style-name="ce37" office:value-type="float" office:value="0.36900369003692" calcext:value-type="float">
            <text:p><text:s/>0.37 <text:s text:c="5"/></text:p>
          </table:table-cell>
          <table:table-cell table:style-name="ce53"/>
          <table:table-cell table:style-name="ce53" office:value-type="float" office:value="2.78" calcext:value-type="float">
            <text:p>2.78</text:p>
          </table:table-cell>
          <table:table-cell office:value-type="float" office:value="2.7" calcext:value-type="float">
            <text:p>2.7</text:p>
          </table:table-cell>
          <table:table-cell office:value-type="float" office:value="2.78" calcext:value-type="float">
            <text:p>2.78</text:p>
          </table:table-cell>
          <table:table-cell office:value-type="float" office:value="2.64" calcext:value-type="float">
            <text:p>2.64</text:p>
          </table:table-cell>
          <table:table-cell office:value-type="float" office:value="2.76" calcext:value-type="float">
            <text:p>2.76</text:p>
          </table:table-cell>
          <table:table-cell office:value-type="float" office:value="2.75" calcext:value-type="float">
            <text:p>2.75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台電電力用電(新台幣元/度)(平均售價)</text:p>
          </table:table-cell>
          <table:table-cell table:style-name="ce20" office:value-type="float" office:value="2.43" calcext:value-type="float">
            <text:p><text:s/>2.43 <text:s text:c="5"/></text:p>
          </table:table-cell>
          <table:table-cell table:style-name="ce35"/>
          <table:table-cell table:style-name="ce20" office:value-type="float" office:value="2.54" calcext:value-type="float">
            <text:p><text:s/>2.54 <text:s text:c="5"/></text:p>
          </table:table-cell>
          <table:table-cell table:style-name="ce35"/>
          <table:table-cell table:style-name="ce20" office:value-type="float" office:value="-1.61943319838057" calcext:value-type="float">
            <text:p><text:s/>-1.62 <text:s text:c="5"/></text:p>
          </table:table-cell>
          <table:table-cell table:style-name="ce20" office:value-type="float" office:value="3.40425531914894" calcext:value-type="float">
            <text:p><text:s/>3.40 <text:s text:c="5"/></text:p>
          </table:table-cell>
          <table:table-cell table:style-name="ce37" office:value-type="float" office:value="2.00803212851406" calcext:value-type="float">
            <text:p><text:s/>2.01 <text:s text:c="5"/></text:p>
          </table:table-cell>
          <table:table-cell table:style-name="ce53"/>
          <table:table-cell table:style-name="ce53" office:value-type="float" office:value="2.42" calcext:value-type="float">
            <text:p>2.42</text:p>
          </table:table-cell>
          <table:table-cell office:value-type="float" office:value="2.43" calcext:value-type="float">
            <text:p>2.43</text:p>
          </table:table-cell>
          <table:table-cell office:value-type="float" office:value="2.42" calcext:value-type="float">
            <text:p>2.42</text:p>
          </table:table-cell>
          <table:table-cell office:value-type="float" office:value="2.41" calcext:value-type="float">
            <text:p>2.41</text:p>
          </table:table-cell>
          <table:table-cell office:value-type="float" office:value="2.56" calcext:value-type="float">
            <text:p>2.56</text:p>
          </table:table-cell>
          <table:table-cell office:value-type="float" office:value="2.54" calcext:value-type="float">
            <text:p>2.54</text:p>
          </table:table-cell>
          <table:table-cell table:style-name="ce53" table:number-columns-repeated="1009"/>
        </table:table-row>
        <table:table-row table:style-name="ro3">
          <table:table-cell table:style-name="ce9" office:value-type="string" calcext:value-type="string">
            <text:p>發電設備利用(千瓩)</text:p>
          </table:table-cell>
          <table:table-cell table:style-name="ce23"/>
          <table:table-cell table:style-name="ce36"/>
          <table:table-cell table:style-name="ce21"/>
          <table:table-cell table:style-name="ce34"/>
          <table:table-cell table:style-name="ce23" table:number-columns-repeated="2"/>
          <table:table-cell table:style-name="ce36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發電總裝置容量</text:p>
          </table:table-cell>
          <table:table-cell table:style-name="ce19" office:value-type="float" office:value="59886.125024" calcext:value-type="float">
            <text:p><text:s/>59,886 <text:s text:c="5"/></text:p>
          </table:table-cell>
          <table:table-cell table:style-name="ce37" office:value-type="float" office:value="100" calcext:value-type="float">
            <text:p><text:s/>100.00 <text:s text:c="5"/></text:p>
          </table:table-cell>
          <table:table-cell table:style-name="ce22"/>
          <table:table-cell table:style-name="ce33"/>
          <table:table-cell table:style-name="ce20" office:value-type="float" office:value="0.2346122478958" calcext:value-type="float">
            <text:p><text:s/>0.23 <text:s text:c="5"/></text:p>
          </table:table-cell>
          <table:table-cell table:style-name="ce20" office:value-type="float" office:value="4.38387301637546" calcext:value-type="float">
            <text:p><text:s/>4.38 <text:s text:c="5"/></text:p>
          </table:table-cell>
          <table:table-cell table:style-name="ce37"/>
          <table:table-cell table:style-name="ce53"/>
          <table:table-cell table:style-name="ce53" office:value-type="float" office:value="55914.8823" calcext:value-type="float">
            <text:p>55914.8823</text:p>
          </table:table-cell>
          <table:table-cell office:value-type="float" office:value="55753.2783" calcext:value-type="float">
            <text:p>55753.2783</text:p>
          </table:table-cell>
          <table:table-cell office:value-type="float" office:value="55914.8823" calcext:value-type="float">
            <text:p>55914.8823</text:p>
          </table:table-cell>
          <table:table-cell office:value-type="float" office:value="52442.217" calcext:value-type="float">
            <text:p>52442.217</text:p>
          </table:table-cell>
          <table:table-cell office:value-type="float" office:value="55914.8823" calcext:value-type="float">
            <text:p>55914.8823</text:p>
          </table:table-cell>
          <table:table-cell office:value-type="float" office:value="52442.217" calcext:value-type="float">
            <text:p>52442.217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發電業</text:p>
          </table:table-cell>
          <table:table-cell table:style-name="ce19" office:value-type="float" office:value="45717.845424" calcext:value-type="float">
            <text:p><text:s/>45,718 <text:s text:c="5"/></text:p>
          </table:table-cell>
          <table:table-cell table:style-name="ce37" office:value-type="float" office:value="76.3412984321128" calcext:value-type="float">
            <text:p><text:s/>76.34 <text:s text:c="5"/></text:p>
          </table:table-cell>
          <table:table-cell table:style-name="ce22"/>
          <table:table-cell table:style-name="ce33"/>
          <table:table-cell table:style-name="ce20" office:value-type="float" office:value="-0.008922797959983" calcext:value-type="float">
            <text:p><text:s/>-0.01 <text:s text:c="5"/></text:p>
          </table:table-cell>
          <table:table-cell table:style-name="ce20" office:value-type="float" office:value="2.59121452794886" calcext:value-type="float">
            <text:p><text:s/>2.59 <text:s text:c="5"/></text:p>
          </table:table-cell>
          <table:table-cell table:style-name="ce37"/>
          <table:table-cell table:style-name="ce53"/>
          <table:table-cell table:style-name="ce53" office:value-type="float" office:value="44057.7383" calcext:value-type="float">
            <text:p>44057.7383</text:p>
          </table:table-cell>
          <table:table-cell office:value-type="float" office:value="44043.1703" calcext:value-type="float">
            <text:p>44043.1703</text:p>
          </table:table-cell>
          <table:table-cell office:value-type="float" office:value="44057.7383" calcext:value-type="float">
            <text:p>44057.7383</text:p>
          </table:table-cell>
          <table:table-cell office:value-type="float" office:value="41920.637" calcext:value-type="float">
            <text:p>41920.637</text:p>
          </table:table-cell>
          <table:table-cell office:value-type="float" office:value="44057.7383" calcext:value-type="float">
            <text:p>44057.7383</text:p>
          </table:table-cell>
          <table:table-cell office:value-type="float" office:value="41920.637" calcext:value-type="float">
            <text:p>41920.637</text:p>
          </table:table-cell>
          <table:table-cell table:style-name="ce53" table:number-columns-repeated="1009"/>
        </table:table-row>
        <table:table-row table:style-name="ro3">
          <table:table-cell table:style-name="ce10" office:value-type="string" calcext:value-type="string">
            <text:p>　　台電公司</text:p>
          </table:table-cell>
          <table:table-cell table:style-name="ce19" office:value-type="float" office:value="35555.095" calcext:value-type="float">
            <text:p><text:s/>35,555 <text:s text:c="5"/></text:p>
          </table:table-cell>
          <table:table-cell table:style-name="ce37" office:value-type="float" office:value="59.3711731820199" calcext:value-type="float">
            <text:p><text:s/>59.37 <text:s text:c="5"/></text:p>
          </table:table-cell>
          <table:table-cell table:style-name="ce22"/>
          <table:table-cell table:style-name="ce33"/>
          <table:table-cell table:style-name="ce20" office:value-type="float" office:value="-0.043069500313675" calcext:value-type="float">
            <text:p><text:s/>-0.04 <text:s text:c="5"/></text:p>
          </table:table-cell>
          <table:table-cell table:style-name="ce20" office:value-type="float" office:value="0.28491784302398" calcext:value-type="float">
            <text:p><text:s/>0.28 <text:s text:c="5"/></text:p>
          </table:table-cell>
          <table:table-cell table:style-name="ce37"/>
          <table:table-cell table:style-name="ce53"/>
          <table:table-cell table:style-name="ce53" office:value-type="float" office:value="35385.9773" calcext:value-type="float">
            <text:p>35385.9773</text:p>
          </table:table-cell>
          <table:table-cell table:number-columns-repeated="2" office:value-type="float" office:value="35385.9773" calcext:value-type="float">
            <text:p>35385.9773</text:p>
          </table:table-cell>
          <table:table-cell office:value-type="float" office:value="33414.837" calcext:value-type="float">
            <text:p>33414.837</text:p>
          </table:table-cell>
          <table:table-cell office:value-type="float" office:value="35385.9773" calcext:value-type="float">
            <text:p>35385.9773</text:p>
          </table:table-cell>
          <table:table-cell office:value-type="float" office:value="33414.837" calcext:value-type="float">
            <text:p>33414.837</text:p>
          </table:table-cell>
          <table:table-cell table:style-name="ce53" table:number-columns-repeated="1009"/>
        </table:table-row>
        <table:table-row table:style-name="ro3">
          <table:table-cell table:style-name="ce10" office:value-type="string" calcext:value-type="string">
            <text:p>　　民營電廠</text:p>
          </table:table-cell>
          <table:table-cell table:style-name="ce19" office:value-type="float" office:value="10162.750424" calcext:value-type="float">
            <text:p><text:s/>10,163 <text:s text:c="5"/></text:p>
          </table:table-cell>
          <table:table-cell table:style-name="ce37" office:value-type="float" office:value="16.9701252500929" calcext:value-type="float">
            <text:p><text:s/>16.97 <text:s text:c="5"/></text:p>
          </table:table-cell>
          <table:table-cell table:style-name="ce22"/>
          <table:table-cell table:style-name="ce33"/>
          <table:table-cell table:style-name="ce20" office:value-type="float" office:value="0.11072564466155" calcext:value-type="float">
            <text:p><text:s/>0.11 <text:s text:c="5"/></text:p>
          </table:table-cell>
          <table:table-cell table:style-name="ce20" office:value-type="float" office:value="11.5677513042704" calcext:value-type="float">
            <text:p><text:s/>11.57 <text:s text:c="5"/></text:p>
          </table:table-cell>
          <table:table-cell table:style-name="ce37"/>
          <table:table-cell table:style-name="ce53"/>
          <table:table-cell table:style-name="ce53" office:value-type="float" office:value="8671.761" calcext:value-type="float">
            <text:p>8671.761</text:p>
          </table:table-cell>
          <table:table-cell office:value-type="float" office:value="8657.193" calcext:value-type="float">
            <text:p>8657.193</text:p>
          </table:table-cell>
          <table:table-cell office:value-type="float" office:value="8671.761" calcext:value-type="float">
            <text:p>8671.761</text:p>
          </table:table-cell>
          <table:table-cell office:value-type="float" office:value="8505.8" calcext:value-type="float">
            <text:p>8505.8</text:p>
          </table:table-cell>
          <table:table-cell office:value-type="float" office:value="8671.761" calcext:value-type="float">
            <text:p>8671.761</text:p>
          </table:table-cell>
          <table:table-cell office:value-type="float" office:value="8505.8" calcext:value-type="float">
            <text:p>8505.8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自用發電設備</text:p>
          </table:table-cell>
          <table:table-cell table:style-name="ce19" office:value-type="float" office:value="14168.2796" calcext:value-type="float">
            <text:p><text:s/>14,168 <text:s text:c="5"/></text:p>
          </table:table-cell>
          <table:table-cell table:style-name="ce37" office:value-type="float" office:value="23.6587015678872" calcext:value-type="float">
            <text:p><text:s/>23.66 <text:s text:c="5"/></text:p>
          </table:table-cell>
          <table:table-cell table:style-name="ce22"/>
          <table:table-cell table:style-name="ce33"/>
          <table:table-cell table:style-name="ce20" office:value-type="float" office:value="1.0285988720816" calcext:value-type="float">
            <text:p><text:s/>1.03 <text:s text:c="5"/></text:p>
          </table:table-cell>
          <table:table-cell table:style-name="ce20" office:value-type="float" office:value="10.6211372958925" calcext:value-type="float">
            <text:p><text:s/>10.62 <text:s text:c="5"/></text:p>
          </table:table-cell>
          <table:table-cell table:style-name="ce37"/>
          <table:table-cell table:style-name="ce53"/>
          <table:table-cell table:style-name="ce53" office:value-type="float" office:value="11857.144" calcext:value-type="float">
            <text:p>11857.144</text:p>
          </table:table-cell>
          <table:table-cell office:value-type="float" office:value="11710.108" calcext:value-type="float">
            <text:p>11710.108</text:p>
          </table:table-cell>
          <table:table-cell office:value-type="float" office:value="11857.144" calcext:value-type="float">
            <text:p>11857.144</text:p>
          </table:table-cell>
          <table:table-cell office:value-type="float" office:value="10521.58" calcext:value-type="float">
            <text:p>10521.58</text:p>
          </table:table-cell>
          <table:table-cell office:value-type="float" office:value="11857.144" calcext:value-type="float">
            <text:p>11857.144</text:p>
          </table:table-cell>
          <table:table-cell office:value-type="float" office:value="10521.58" calcext:value-type="float">
            <text:p>10521.58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尖峰負載</text:p>
          </table:table-cell>
          <table:table-cell table:style-name="ce19" office:value-type="float" office:value="33189.366" calcext:value-type="float">
            <text:p><text:s/>33,189 <text:s text:c="5"/></text:p>
          </table:table-cell>
          <table:table-cell table:style-name="ce38"/>
          <table:table-cell table:style-name="ce22"/>
          <table:table-cell table:style-name="ce35"/>
          <table:table-cell table:style-name="ce20" office:value-type="float" office:value="-12.7180443650637" calcext:value-type="float">
            <text:p><text:s/>-12.72 <text:s text:c="5"/></text:p>
          </table:table-cell>
          <table:table-cell table:style-name="ce20" office:value-type="float" office:value="2.22186344130149" calcext:value-type="float">
            <text:p><text:s/>2.22 <text:s text:c="5"/></text:p>
          </table:table-cell>
          <table:table-cell table:style-name="ce37"/>
          <table:table-cell table:style-name="ce53"/>
          <table:table-cell table:style-name="ce53" office:value-type="float" office:value="28680" calcext:value-type="float">
            <text:p>28680</text:p>
          </table:table-cell>
          <table:table-cell office:value-type="float" office:value="30287" calcext:value-type="float">
            <text:p>30287</text:p>
          </table:table-cell>
          <table:table-cell office:value-type="float" office:value="28680" calcext:value-type="float">
            <text:p>28680</text:p>
          </table:table-cell>
          <table:table-cell office:value-type="float" office:value="29791" calcext:value-type="float">
            <text:p>29791</text:p>
          </table:table-cell>
          <table:table-cell office:value-type="float" office:value="391934" calcext:value-type="float">
            <text:p>391934</text:p>
          </table:table-cell>
          <table:table-cell office:value-type="float" office:value="391099" calcext:value-type="float">
            <text:p>391099</text:p>
          </table:table-cell>
          <table:table-cell table:style-name="ce53" table:number-columns-repeated="1009"/>
        </table:table-row>
        <table:table-row table:style-name="ro3">
          <table:table-cell table:style-name="ce9" office:value-type="string" calcext:value-type="string">
            <text:p>國內能源消費(千公秉油當量)</text:p>
          </table:table-cell>
          <table:table-cell table:style-name="ce24" office:value-type="float" office:value="7317.25176396021" calcext:value-type="float">
            <text:p><text:s/>7,317 <text:s text:c="5"/></text:p>
          </table:table-cell>
          <table:table-cell table:style-name="ce39" office:value-type="float" office:value="100" calcext:value-type="float">
            <text:p><text:s/>100.00 <text:s text:c="5"/></text:p>
          </table:table-cell>
          <table:table-cell table:style-name="ce43" office:value-type="float" office:value="81827.8724956513" calcext:value-type="float">
            <text:p><text:s/>81,828 <text:s text:c="5"/></text:p>
          </table:table-cell>
          <table:table-cell table:style-name="ce39" office:value-type="float" office:value="100" calcext:value-type="float">
            <text:p><text:s/>100.00 <text:s text:c="5"/></text:p>
          </table:table-cell>
          <table:table-cell table:style-name="ce48" office:value-type="float" office:value="-6.86405291707311" calcext:value-type="float">
            <text:p><text:s/>-6.86 <text:s text:c="5"/></text:p>
          </table:table-cell>
          <table:table-cell table:style-name="ce48" office:value-type="float" office:value="-2.13481647182354" calcext:value-type="float">
            <text:p><text:s/>-2.13 <text:s text:c="5"/></text:p>
          </table:table-cell>
          <table:table-cell table:style-name="ce39" office:value-type="float" office:value="5.00988591385767" calcext:value-type="float">
            <text:p><text:s/>5.01 <text:s text:c="5"/></text:p>
          </table:table-cell>
          <table:table-cell table:style-name="ce53"/>
          <table:table-cell table:style-name="ce53" office:value-type="float" office:value="6911350.44331" calcext:value-type="float">
            <text:p>6911350.44331</text:p>
          </table:table-cell>
          <table:table-cell office:value-type="float" office:value="6962333.03369" calcext:value-type="float">
            <text:p>6962333.03369</text:p>
          </table:table-cell>
          <table:table-cell office:value-type="float" office:value="6911350.44331" calcext:value-type="float">
            <text:p>6911350.44331</text:p>
          </table:table-cell>
          <table:table-cell office:value-type="float" office:value="7431837.22165" calcext:value-type="float">
            <text:p>7431837.22165</text:p>
          </table:table-cell>
          <table:table-cell office:value-type="float" office:value="84907982.06853" calcext:value-type="float">
            <text:p>84907982.06853</text:p>
          </table:table-cell>
          <table:table-cell office:value-type="float" office:value="87569000.29242" calcext:value-type="float">
            <text:p>87569000.29242</text:p>
          </table:table-cell>
          <table:table-cell table:style-name="ce53" table:number-columns-repeated="1009"/>
        </table:table-row>
        <table:table-row table:style-name="ro3">
          <table:table-cell table:style-name="ce6" office:value-type="string" calcext:value-type="string">
            <text:p>1.按最終能源型態別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49" table:number-columns-repeated="2"/>
          <table:table-cell table:style-name="ce40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煤及煤產品</text:p>
          </table:table-cell>
          <table:table-cell table:style-name="ce25" office:value-type="float" office:value="573.873648151637" calcext:value-type="float">
            <text:p><text:s/>574 <text:s text:c="5"/></text:p>
          </table:table-cell>
          <table:table-cell table:style-name="ce40" office:value-type="float" office:value="7.84274843429807" calcext:value-type="float">
            <text:p><text:s/>7.84 <text:s text:c="5"/></text:p>
          </table:table-cell>
          <table:table-cell table:style-name="ce25" office:value-type="float" office:value="6697.59658792442" calcext:value-type="float">
            <text:p><text:s/>6,698 <text:s text:c="5"/></text:p>
          </table:table-cell>
          <table:table-cell table:style-name="ce40" office:value-type="float" office:value="8.18498194277305" calcext:value-type="float">
            <text:p><text:s/>8.18 <text:s text:c="5"/></text:p>
          </table:table-cell>
          <table:table-cell table:style-name="ce49" office:value-type="float" office:value="-5.19735698336887" calcext:value-type="float">
            <text:p><text:s/>-5.20 <text:s text:c="5"/></text:p>
          </table:table-cell>
          <table:table-cell table:style-name="ce49" office:value-type="float" office:value="-0.185233329832816" calcext:value-type="float">
            <text:p><text:s/>-0.19 <text:s text:c="5"/></text:p>
          </table:table-cell>
          <table:table-cell table:style-name="ce40" office:value-type="float" office:value="4.94298464350307" calcext:value-type="float">
            <text:p><text:s/>4.94 <text:s text:c="5"/></text:p>
          </table:table-cell>
          <table:table-cell table:style-name="ce53"/>
          <table:table-cell table:style-name="ce53" office:value-type="float" office:value="582232.42493" calcext:value-type="float">
            <text:p>582232.42493</text:p>
          </table:table-cell>
          <table:table-cell office:value-type="float" office:value="588079.59994" calcext:value-type="float">
            <text:p>588079.59994</text:p>
          </table:table-cell>
          <table:table-cell office:value-type="float" office:value="582232.42493" calcext:value-type="float">
            <text:p>582232.42493</text:p>
          </table:table-cell>
          <table:table-cell office:value-type="float" office:value="635047.43524" calcext:value-type="float">
            <text:p>635047.43524</text:p>
          </table:table-cell>
          <table:table-cell office:value-type="float" office:value="7230810.05297" calcext:value-type="float">
            <text:p>7230810.05297</text:p>
          </table:table-cell>
          <table:table-cell office:value-type="float" office:value="7240457.58748" calcext:value-type="float">
            <text:p>7240457.58748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石油產品</text:p>
          </table:table-cell>
          <table:table-cell table:style-name="ce25" office:value-type="float" office:value="3694.24460956706" calcext:value-type="float">
            <text:p><text:s/>3,694 <text:s text:c="5"/></text:p>
          </table:table-cell>
          <table:table-cell table:style-name="ce40" office:value-type="float" office:value="50.486777395885" calcext:value-type="float">
            <text:p><text:s/>50.49 <text:s text:c="5"/></text:p>
          </table:table-cell>
          <table:table-cell table:style-name="ce25" office:value-type="float" office:value="42128.9134962081" calcext:value-type="float">
            <text:p><text:s/>42,129 <text:s text:c="5"/></text:p>
          </table:table-cell>
          <table:table-cell table:style-name="ce40" office:value-type="float" office:value="51.4847963307942" calcext:value-type="float">
            <text:p><text:s/>51.48 <text:s text:c="5"/></text:p>
          </table:table-cell>
          <table:table-cell table:style-name="ce49" office:value-type="float" office:value="-8.60366228732274" calcext:value-type="float">
            <text:p><text:s/>-8.60 <text:s text:c="5"/></text:p>
          </table:table-cell>
          <table:table-cell table:style-name="ce49" office:value-type="float" office:value="-8.66842048310008" calcext:value-type="float">
            <text:p><text:s/>-8.67 <text:s text:c="5"/></text:p>
          </table:table-cell>
          <table:table-cell table:style-name="ce40" office:value-type="float" office:value="4.54796570394365" calcext:value-type="float">
            <text:p><text:s/>4.55 <text:s text:c="5"/></text:p>
          </table:table-cell>
          <table:table-cell table:style-name="ce53"/>
          <table:table-cell table:style-name="ce53" office:value-type="float" office:value="3666704.89139" calcext:value-type="float">
            <text:p>3666704.89139</text:p>
          </table:table-cell>
          <table:table-cell office:value-type="float" office:value="3624706.7168" calcext:value-type="float">
            <text:p>3624706.7168</text:p>
          </table:table-cell>
          <table:table-cell office:value-type="float" office:value="3666704.89139" calcext:value-type="float">
            <text:p>3666704.89139</text:p>
          </table:table-cell>
          <table:table-cell office:value-type="float" office:value="4134209.80352" calcext:value-type="float">
            <text:p>4134209.80352</text:p>
          </table:table-cell>
          <table:table-cell office:value-type="float" office:value="44509284.18959" calcext:value-type="float">
            <text:p>44509284.18959</text:p>
          </table:table-cell>
          <table:table-cell office:value-type="float" office:value="46979974.5597" calcext:value-type="float">
            <text:p>46979974.5597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天然氣(含自產天然氣與進口液化天然氣)</text:p>
          </table:table-cell>
          <table:table-cell table:style-name="ce25" office:value-type="float" office:value="479.672758215303" calcext:value-type="float">
            <text:p><text:s/>480 <text:s text:c="5"/></text:p>
          </table:table-cell>
          <table:table-cell table:style-name="ce40" office:value-type="float" office:value="6.55536769389081" calcext:value-type="float">
            <text:p><text:s/>6.56 <text:s text:c="5"/></text:p>
          </table:table-cell>
          <table:table-cell table:style-name="ce25" office:value-type="float" office:value="5164.42775651282" calcext:value-type="float">
            <text:p><text:s/>5,164 <text:s text:c="5"/></text:p>
          </table:table-cell>
          <table:table-cell table:style-name="ce40" office:value-type="float" office:value="6.31133084486252" calcext:value-type="float">
            <text:p><text:s/>6.31 <text:s text:c="5"/></text:p>
          </table:table-cell>
          <table:table-cell table:style-name="ce49" office:value-type="float" office:value="5.7916348270131" calcext:value-type="float">
            <text:p><text:s/>5.79 <text:s text:c="5"/></text:p>
          </table:table-cell>
          <table:table-cell table:style-name="ce49" office:value-type="float" office:value="10.4159658119805" calcext:value-type="float">
            <text:p><text:s/>10.42 <text:s text:c="5"/></text:p>
          </table:table-cell>
          <table:table-cell table:style-name="ce40" office:value-type="float" office:value="10.5158839369727" calcext:value-type="float">
            <text:p><text:s/>10.52 <text:s text:c="5"/></text:p>
          </table:table-cell>
          <table:table-cell table:style-name="ce53"/>
          <table:table-cell table:style-name="ce53" office:value-type="float" office:value="415049.73196" calcext:value-type="float">
            <text:p>415049.73196</text:p>
          </table:table-cell>
          <table:table-cell office:value-type="float" office:value="405759.93459" calcext:value-type="float">
            <text:p>405759.93459</text:p>
          </table:table-cell>
          <table:table-cell office:value-type="float" office:value="415049.73196" calcext:value-type="float">
            <text:p>415049.73196</text:p>
          </table:table-cell>
          <table:table-cell office:value-type="float" office:value="406638.55115" calcext:value-type="float">
            <text:p>406638.55115</text:p>
          </table:table-cell>
          <table:table-cell office:value-type="float" office:value="4825952.80469" calcext:value-type="float">
            <text:p>4825952.80469</text:p>
          </table:table-cell>
          <table:table-cell office:value-type="float" office:value="4705099.78884" calcext:value-type="float">
            <text:p>4705099.78884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生質能及廢棄物</text:p>
          </table:table-cell>
          <table:table-cell table:style-name="ce25" office:value-type="float" office:value="33.7472489817674" calcext:value-type="float">
            <text:p><text:s/>34 <text:s text:c="5"/></text:p>
          </table:table-cell>
          <table:table-cell table:style-name="ce40" office:value-type="float" office:value="0.461201145872599" calcext:value-type="float">
            <text:p><text:s/>0.46 <text:s text:c="5"/></text:p>
          </table:table-cell>
          <table:table-cell table:style-name="ce25" office:value-type="float" office:value="402.989543483193" calcext:value-type="float">
            <text:p><text:s/>403 <text:s text:c="5"/></text:p>
          </table:table-cell>
          <table:table-cell table:style-name="ce40" office:value-type="float" office:value="0.492484444716083" calcext:value-type="float">
            <text:p><text:s/>0.49 <text:s text:c="5"/></text:p>
          </table:table-cell>
          <table:table-cell table:style-name="ce49" office:value-type="float" office:value="-2.26558193634075" calcext:value-type="float">
            <text:p><text:s/>-2.27 <text:s text:c="5"/></text:p>
          </table:table-cell>
          <table:table-cell table:style-name="ce49" office:value-type="float" office:value="-0.551844040305531" calcext:value-type="float">
            <text:p><text:s/>-0.55 <text:s text:c="5"/></text:p>
          </table:table-cell>
          <table:table-cell table:style-name="ce40" office:value-type="float" office:value="3.92152851326415" calcext:value-type="float">
            <text:p><text:s/>3.92 <text:s text:c="5"/></text:p>
          </table:table-cell>
          <table:table-cell table:style-name="ce53"/>
          <table:table-cell table:style-name="ce53" office:value-type="float" office:value="39973.73103" calcext:value-type="float">
            <text:p>39973.73103</text:p>
          </table:table-cell>
          <table:table-cell office:value-type="float" office:value="30727.15136" calcext:value-type="float">
            <text:p>30727.15136</text:p>
          </table:table-cell>
          <table:table-cell office:value-type="float" office:value="39973.73103" calcext:value-type="float">
            <text:p>39973.73103</text:p>
          </table:table-cell>
          <table:table-cell office:value-type="float" office:value="39999.85674" calcext:value-type="float">
            <text:p>39999.85674</text:p>
          </table:table-cell>
          <table:table-cell office:value-type="float" office:value="429462.28728" calcext:value-type="float">
            <text:p>429462.28728</text:p>
          </table:table-cell>
          <table:table-cell office:value-type="float" office:value="437108.4974" calcext:value-type="float">
            <text:p>437108.4974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電力</text:p>
          </table:table-cell>
          <table:table-cell table:style-name="ce25" office:value-type="float" office:value="2306.94643998222" calcext:value-type="float">
            <text:p><text:s/>2,307 <text:s text:c="5"/></text:p>
          </table:table-cell>
          <table:table-cell table:style-name="ce40" office:value-type="float" office:value="31.5274984980654" calcext:value-type="float">
            <text:p><text:s/>31.53 <text:s text:c="5"/></text:p>
          </table:table-cell>
          <table:table-cell table:style-name="ce25" office:value-type="float" office:value="24901.832284982" calcext:value-type="float">
            <text:p><text:s/>24,902 <text:s text:c="5"/></text:p>
          </table:table-cell>
          <table:table-cell table:style-name="ce40" office:value-type="float" office:value="30.4319683813182" calcext:value-type="float">
            <text:p><text:s/>30.43 <text:s text:c="5"/></text:p>
          </table:table-cell>
          <table:table-cell table:style-name="ce49" office:value-type="float" office:value="-6.89404296113274" calcext:value-type="float">
            <text:p><text:s/>-6.89 <text:s text:c="5"/></text:p>
          </table:table-cell>
          <table:table-cell table:style-name="ce49" office:value-type="float" office:value="6.62480942071653" calcext:value-type="float">
            <text:p><text:s/>6.62 <text:s text:c="5"/></text:p>
          </table:table-cell>
          <table:table-cell table:style-name="ce40" office:value-type="float" office:value="4.51733676612041" calcext:value-type="float">
            <text:p><text:s/>4.52 <text:s text:c="5"/></text:p>
          </table:table-cell>
          <table:table-cell table:style-name="ce53"/>
          <table:table-cell table:style-name="ce53" office:value-type="float" office:value="1982346.971" calcext:value-type="float">
            <text:p>1982346.971</text:p>
          </table:table-cell>
          <table:table-cell office:value-type="float" office:value="2102798.639" calcext:value-type="float">
            <text:p>2102798.639</text:p>
          </table:table-cell>
          <table:table-cell office:value-type="float" office:value="1982346.971" calcext:value-type="float">
            <text:p>1982346.971</text:p>
          </table:table-cell>
          <table:table-cell office:value-type="float" office:value="1985232.68" calcext:value-type="float">
            <text:p>1985232.68</text:p>
          </table:table-cell>
          <table:table-cell office:value-type="float" office:value="25378390.808" calcext:value-type="float">
            <text:p>25378390.808</text:p>
          </table:table-cell>
          <table:table-cell office:value-type="float" office:value="25472037.67" calcext:value-type="float">
            <text:p>25472037.67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<text:s/>*太陽熱能</text:p>
          </table:table-cell>
          <table:table-cell table:style-name="ce25" office:value-type="float" office:value="8.166" calcext:value-type="float">
            <text:p><text:s/>8 <text:s text:c="5"/></text:p>
          </table:table-cell>
          <table:table-cell table:style-name="ce40" office:value-type="float" office:value="0.111599276113747" calcext:value-type="float">
            <text:p><text:s/>0.11 <text:s text:c="5"/></text:p>
          </table:table-cell>
          <table:table-cell table:style-name="ce25" office:value-type="float" office:value="91.932" calcext:value-type="float">
            <text:p><text:s/>92 <text:s text:c="5"/></text:p>
          </table:table-cell>
          <table:table-cell table:style-name="ce40" office:value-type="float" office:value="0.112348026651781" calcext:value-type="float">
            <text:p><text:s/>0.11 <text:s text:c="5"/></text:p>
          </table:table-cell>
          <table:table-cell table:style-name="ce49" office:value-type="float" office:value="-0.061192020560503" calcext:value-type="float">
            <text:p><text:s/>-0.06 <text:s text:c="5"/></text:p>
          </table:table-cell>
          <table:table-cell table:style-name="ce49" office:value-type="float" office:value="-13.2476362477425" calcext:value-type="float">
            <text:p><text:s/>-13.25 <text:s text:c="5"/></text:p>
          </table:table-cell>
          <table:table-cell table:style-name="ce40" office:value-type="float" office:value="-2.97414248021107" calcext:value-type="float">
            <text:p><text:s/>-2.97 <text:s text:c="5"/></text:p>
          </table:table-cell>
          <table:table-cell table:style-name="ce53"/>
          <table:table-cell table:style-name="ce53" office:value-type="float" office:value="8260" calcext:value-type="float">
            <text:p>8260</text:p>
          </table:table-cell>
          <table:table-cell office:value-type="float" office:value="8289" calcext:value-type="float">
            <text:p>8289</text:p>
          </table:table-cell>
          <table:table-cell office:value-type="float" office:value="8260" calcext:value-type="float">
            <text:p>8260</text:p>
          </table:table-cell>
          <table:table-cell office:value-type="float" office:value="8608" calcext:value-type="float">
            <text:p>8608</text:p>
          </table:table-cell>
          <table:table-cell office:value-type="float" office:value="101058" calcext:value-type="float">
            <text:p>101058</text:p>
          </table:table-cell>
          <table:table-cell office:value-type="float" office:value="104694" calcext:value-type="float">
            <text:p>104694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熱能</text:p>
          </table:table-cell>
          <table:table-cell table:style-name="ce25" office:value-type="float" office:value="220.601059062222" calcext:value-type="float">
            <text:p><text:s/>221 <text:s text:c="5"/></text:p>
          </table:table-cell>
          <table:table-cell table:style-name="ce40" office:value-type="float" office:value="3.01480755587436" calcext:value-type="float">
            <text:p><text:s/>3.01 <text:s text:c="5"/></text:p>
          </table:table-cell>
          <table:table-cell table:style-name="ce25" office:value-type="float" office:value="2440.18082654089" calcext:value-type="float">
            <text:p><text:s/>2,440 <text:s text:c="5"/></text:p>
          </table:table-cell>
          <table:table-cell table:style-name="ce40" office:value-type="float" office:value="2.98209002888419" calcext:value-type="float">
            <text:p><text:s/>2.98 <text:s text:c="5"/></text:p>
          </table:table-cell>
          <table:table-cell table:style-name="ce49" office:value-type="float" office:value="-6.250864978706" calcext:value-type="float">
            <text:p><text:s/>-6.25 <text:s text:c="5"/></text:p>
          </table:table-cell>
          <table:table-cell table:style-name="ce49" office:value-type="float" office:value="2.28291130000715" calcext:value-type="float">
            <text:p><text:s/>2.28 <text:s text:c="5"/></text:p>
          </table:table-cell>
          <table:table-cell table:style-name="ce40" office:value-type="float" office:value="7.75875989009136" calcext:value-type="float">
            <text:p><text:s/>7.76 <text:s text:c="5"/></text:p>
          </table:table-cell>
          <table:table-cell table:style-name="ce53"/>
          <table:table-cell table:style-name="ce53" office:value-type="float" office:value="216782.693" calcext:value-type="float">
            <text:p>216782.693</text:p>
          </table:table-cell>
          <table:table-cell office:value-type="float" office:value="201971.992" calcext:value-type="float">
            <text:p>201971.992</text:p>
          </table:table-cell>
          <table:table-cell office:value-type="float" office:value="216782.693" calcext:value-type="float">
            <text:p>216782.693</text:p>
          </table:table-cell>
          <table:table-cell office:value-type="float" office:value="222100.895" calcext:value-type="float">
            <text:p>222100.895</text:p>
          </table:table-cell>
          <table:table-cell office:value-type="float" office:value="2433023.926" calcext:value-type="float">
            <text:p>2433023.926</text:p>
          </table:table-cell>
          <table:table-cell office:value-type="float" office:value="2629628.189" calcext:value-type="float">
            <text:p>2629628.189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2.按部門別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49" table:number-columns-repeated="2"/>
          <table:table-cell table:style-name="ce40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能源部門自用</text:p>
          </table:table-cell>
          <table:table-cell table:style-name="ce25" office:value-type="float" office:value="562.953337472432" calcext:value-type="float">
            <text:p><text:s/>563 <text:s text:c="5"/></text:p>
          </table:table-cell>
          <table:table-cell table:style-name="ce40" office:value-type="float" office:value="7.69350783097495" calcext:value-type="float">
            <text:p><text:s/>7.69 <text:s text:c="5"/></text:p>
          </table:table-cell>
          <table:table-cell table:style-name="ce25" office:value-type="float" office:value="6639.88129893458" calcext:value-type="float">
            <text:p><text:s/>6,640 <text:s text:c="5"/></text:p>
          </table:table-cell>
          <table:table-cell table:style-name="ce40" office:value-type="float" office:value="8.11444938799728" calcext:value-type="float">
            <text:p><text:s/>8.11 <text:s text:c="5"/></text:p>
          </table:table-cell>
          <table:table-cell table:style-name="ce49" office:value-type="float" office:value="-5.84016901196374" calcext:value-type="float">
            <text:p><text:s/>-5.84 <text:s text:c="5"/></text:p>
          </table:table-cell>
          <table:table-cell table:style-name="ce49" office:value-type="float" office:value="-4.82419287166419" calcext:value-type="float">
            <text:p><text:s/>-4.82 <text:s text:c="5"/></text:p>
          </table:table-cell>
          <table:table-cell table:style-name="ce40" office:value-type="float" office:value="2.59279952755496" calcext:value-type="float">
            <text:p><text:s/>2.59 <text:s text:c="5"/></text:p>
          </table:table-cell>
          <table:table-cell table:style-name="ce53"/>
          <table:table-cell table:style-name="ce53" office:value-type="float" office:value="585824.79247" calcext:value-type="float">
            <text:p>585824.79247</text:p>
          </table:table-cell>
          <table:table-cell office:value-type="float" office:value="590543.10918" calcext:value-type="float">
            <text:p>590543.10918</text:p>
          </table:table-cell>
          <table:table-cell office:value-type="float" office:value="585824.79247" calcext:value-type="float">
            <text:p>585824.79247</text:p>
          </table:table-cell>
          <table:table-cell office:value-type="float" office:value="634366.42352" calcext:value-type="float">
            <text:p>634366.42352</text:p>
          </table:table-cell>
          <table:table-cell office:value-type="float" office:value="7469174.65535" calcext:value-type="float">
            <text:p>7469174.65535</text:p>
          </table:table-cell>
          <table:table-cell office:value-type="float" office:value="7372581.65644" calcext:value-type="float">
            <text:p>7372581.65644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最終消費</text:p>
          </table:table-cell>
          <table:table-cell table:style-name="ce25" office:value-type="float" office:value="6754.29842648778" calcext:value-type="float">
            <text:p><text:s/>6,754 <text:s text:c="5"/></text:p>
          </table:table-cell>
          <table:table-cell table:style-name="ce40" office:value-type="float" office:value="92.306492169025" calcext:value-type="float">
            <text:p><text:s/>92.31 <text:s text:c="5"/></text:p>
          </table:table-cell>
          <table:table-cell table:style-name="ce25" office:value-type="float" office:value="75187.9911967168" calcext:value-type="float">
            <text:p><text:s/>75,188 <text:s text:c="5"/></text:p>
          </table:table-cell>
          <table:table-cell table:style-name="ce40" office:value-type="float" office:value="91.8855506120027" calcext:value-type="float">
            <text:p><text:s/>91.89 <text:s text:c="5"/></text:p>
          </table:table-cell>
          <table:table-cell table:style-name="ce49" office:value-type="float" office:value="-6.9483866077078" calcext:value-type="float">
            <text:p><text:s/>-6.95 <text:s text:c="5"/></text:p>
          </table:table-cell>
          <table:table-cell table:style-name="ce49" office:value-type="float" office:value="-1.9037859172963" calcext:value-type="float">
            <text:p><text:s/>-1.90 <text:s text:c="5"/></text:p>
          </table:table-cell>
          <table:table-cell table:style-name="ce40" office:value-type="float" office:value="5.22882426501883" calcext:value-type="float">
            <text:p><text:s/>5.23 <text:s text:c="5"/></text:p>
          </table:table-cell>
          <table:table-cell table:style-name="ce53"/>
          <table:table-cell table:style-name="ce53" office:value-type="float" office:value="6325525.65084" calcext:value-type="float">
            <text:p>6325525.65084</text:p>
          </table:table-cell>
          <table:table-cell office:value-type="float" office:value="6371789.92451" calcext:value-type="float">
            <text:p>6371789.92451</text:p>
          </table:table-cell>
          <table:table-cell office:value-type="float" office:value="6325525.65084" calcext:value-type="float">
            <text:p>6325525.65084</text:p>
          </table:table-cell>
          <table:table-cell office:value-type="float" office:value="6797470.79813" calcext:value-type="float">
            <text:p>6797470.79813</text:p>
          </table:table-cell>
          <table:table-cell office:value-type="float" office:value="77438807.41318" calcext:value-type="float">
            <text:p>77438807.41318</text:p>
          </table:table-cell>
          <table:table-cell office:value-type="float" office:value="80196418.63598" calcext:value-type="float">
            <text:p>80196418.63598</text:p>
          </table:table-cell>
          <table:table-cell table:style-name="ce53" table:number-columns-repeated="1009"/>
        </table:table-row>
        <table:table-row table:style-name="ro3">
          <table:table-cell table:style-name="ce6" office:value-type="string" calcext:value-type="string">
            <text:p>　　能源消費</text:p>
          </table:table-cell>
          <table:table-cell table:style-name="ce19" office:value-type="float" office:value="4532.48399536408" calcext:value-type="float">
            <text:p><text:s/>4,532 <text:s text:c="5"/></text:p>
          </table:table-cell>
          <table:table-cell table:style-name="ce40" office:value-type="float" office:value="61.942436061692" calcext:value-type="float">
            <text:p><text:s/>61.94 <text:s text:c="5"/></text:p>
          </table:table-cell>
          <table:table-cell table:style-name="ce19" office:value-type="float" office:value="50517.0602942415" calcext:value-type="float">
            <text:p><text:s/>50,517 <text:s text:c="5"/></text:p>
          </table:table-cell>
          <table:table-cell table:style-name="ce40" office:value-type="float" office:value="61.7357616097451" calcext:value-type="float">
            <text:p><text:s/>61.74 <text:s text:c="5"/></text:p>
          </table:table-cell>
          <table:table-cell table:style-name="ce20" office:value-type="float" office:value="-8.41672622168325" calcext:value-type="float">
            <text:p><text:s/>-8.42 <text:s text:c="5"/></text:p>
          </table:table-cell>
          <table:table-cell table:style-name="ce20" office:value-type="float" office:value="-0.889954639037466" calcext:value-type="float">
            <text:p><text:s/>-0.89 <text:s text:c="5"/></text:p>
          </table:table-cell>
          <table:table-cell table:style-name="ce37" office:value-type="float" office:value="2.50777800890067" calcext:value-type="float">
            <text:p><text:s/>2.51 <text:s text:c="5"/></text:p>
          </table:table-cell>
          <table:table-cell table:style-name="ce53"/>
          <table:table-cell table:style-name="ce53" office:value-type="float" office:value="4381115.41784" calcext:value-type="float">
            <text:p>4381115.41784</text:p>
          </table:table-cell>
          <table:table-cell office:value-type="float" office:value="4431661.67251" calcext:value-type="float">
            <text:p>4431661.67251</text:p>
          </table:table-cell>
          <table:table-cell office:value-type="float" office:value="4381115.41784" calcext:value-type="float">
            <text:p>4381115.41784</text:p>
          </table:table-cell>
          <table:table-cell office:value-type="float" office:value="4454407.44713" calcext:value-type="float">
            <text:p>4454407.44713</text:p>
          </table:table-cell>
          <table:table-cell office:value-type="float" office:value="53322221.36518" calcext:value-type="float">
            <text:p>53322221.36518</text:p>
          </table:table-cell>
          <table:table-cell office:value-type="float" office:value="53811660.43598" calcext:value-type="float">
            <text:p>53811660.43598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　工業部門</text:p>
          </table:table-cell>
          <table:table-cell table:style-name="ce25" office:value-type="float" office:value="2369.73386185236" calcext:value-type="float">
            <text:p><text:s/>2,370 <text:s text:c="5"/></text:p>
          </table:table-cell>
          <table:table-cell table:style-name="ce40" office:value-type="float" office:value="32.3855723199802" calcext:value-type="float">
            <text:p><text:s/>32.39 <text:s text:c="5"/></text:p>
          </table:table-cell>
          <table:table-cell table:style-name="ce25" office:value-type="float" office:value="26380.7253661095" calcext:value-type="float">
            <text:p><text:s/>26,381 <text:s text:c="5"/></text:p>
          </table:table-cell>
          <table:table-cell table:style-name="ce40" office:value-type="float" office:value="32.2392903072379" calcext:value-type="float">
            <text:p><text:s/>32.24 <text:s text:c="5"/></text:p>
          </table:table-cell>
          <table:table-cell table:style-name="ce49" office:value-type="float" office:value="-3.70718186430592" calcext:value-type="float">
            <text:p><text:s/>-3.71 <text:s text:c="5"/></text:p>
          </table:table-cell>
          <table:table-cell table:style-name="ce49" office:value-type="float" office:value="5.51432210926852" calcext:value-type="float">
            <text:p><text:s/>5.51 <text:s text:c="5"/></text:p>
          </table:table-cell>
          <table:table-cell table:style-name="ce40" office:value-type="float" office:value="7.75719846173908" calcext:value-type="float">
            <text:p><text:s/>7.76 <text:s text:c="5"/></text:p>
          </table:table-cell>
          <table:table-cell table:style-name="ce53"/>
          <table:table-cell table:style-name="ce53" office:value-type="float" office:value="2241321.152" calcext:value-type="float">
            <text:p>2241321.152</text:p>
          </table:table-cell>
          <table:table-cell office:value-type="float" office:value="2197039.84868" calcext:value-type="float">
            <text:p>2197039.84868</text:p>
          </table:table-cell>
          <table:table-cell office:value-type="float" office:value="2241321.152" calcext:value-type="float">
            <text:p>2241321.152</text:p>
          </table:table-cell>
          <table:table-cell office:value-type="float" office:value="2278357.45037" calcext:value-type="float">
            <text:p>2278357.45037</text:p>
          </table:table-cell>
          <table:table-cell office:value-type="float" office:value="26717113.09332" calcext:value-type="float">
            <text:p>26717113.09332</text:p>
          </table:table-cell>
          <table:table-cell office:value-type="float" office:value="27297869.84149" calcext:value-type="float">
            <text:p>27297869.84149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　運輸部門</text:p>
          </table:table-cell>
          <table:table-cell table:style-name="ce25" office:value-type="float" office:value="993.498871133118" calcext:value-type="float">
            <text:p><text:s/>993 <text:s text:c="5"/></text:p>
          </table:table-cell>
          <table:table-cell table:style-name="ce40" office:value-type="float" office:value="13.5774865097087" calcext:value-type="float">
            <text:p><text:s/>13.58 <text:s text:c="5"/></text:p>
          </table:table-cell>
          <table:table-cell table:style-name="ce25" office:value-type="float" office:value="11612.9856343121" calcext:value-type="float">
            <text:p><text:s/>11,613 <text:s text:c="5"/></text:p>
          </table:table-cell>
          <table:table-cell table:style-name="ce40" office:value-type="float" office:value="14.1919681889923" calcext:value-type="float">
            <text:p><text:s/>14.19 <text:s text:c="5"/></text:p>
          </table:table-cell>
          <table:table-cell table:style-name="ce49" office:value-type="float" office:value="-19.3431208783934" calcext:value-type="float">
            <text:p><text:s/>-19.34 <text:s text:c="5"/></text:p>
          </table:table-cell>
          <table:table-cell table:style-name="ce49" office:value-type="float" office:value="-18.4281291428491" calcext:value-type="float">
            <text:p><text:s/>-18.43 <text:s text:c="5"/></text:p>
          </table:table-cell>
          <table:table-cell table:style-name="ce40" office:value-type="float" office:value="-5.87816837198168" calcext:value-type="float">
            <text:p><text:s/>-5.88 <text:s text:c="5"/></text:p>
          </table:table-cell>
          <table:table-cell table:style-name="ce53"/>
          <table:table-cell table:style-name="ce53" office:value-type="float" office:value="1113790.61067" calcext:value-type="float">
            <text:p>1113790.61067</text:p>
          </table:table-cell>
          <table:table-cell office:value-type="float" office:value="1134304.72313" calcext:value-type="float">
            <text:p>1134304.72313</text:p>
          </table:table-cell>
          <table:table-cell office:value-type="float" office:value="1113790.61067" calcext:value-type="float">
            <text:p>1113790.61067</text:p>
          </table:table-cell>
          <table:table-cell office:value-type="float" office:value="1141660.72887" calcext:value-type="float">
            <text:p>1141660.72887</text:p>
          </table:table-cell>
          <table:table-cell office:value-type="float" office:value="13401746.30413" calcext:value-type="float">
            <text:p>13401746.30413</text:p>
          </table:table-cell>
          <table:table-cell office:value-type="float" office:value="13314726.10247" calcext:value-type="float">
            <text:p>13314726.10247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　農業部門</text:p>
          </table:table-cell>
          <table:table-cell table:style-name="ce25" office:value-type="float" office:value="48.3200827044445" calcext:value-type="float">
            <text:p><text:s/>48 <text:s text:c="5"/></text:p>
          </table:table-cell>
          <table:table-cell table:style-name="ce40" office:value-type="float" office:value="0.660358345771786" calcext:value-type="float">
            <text:p><text:s/>0.66 <text:s text:c="5"/></text:p>
          </table:table-cell>
          <table:table-cell table:style-name="ce25" office:value-type="float" office:value="695.121075933333" calcext:value-type="float">
            <text:p><text:s/>695 <text:s text:c="5"/></text:p>
          </table:table-cell>
          <table:table-cell table:style-name="ce40" office:value-type="float" office:value="0.849491810959982" calcext:value-type="float">
            <text:p><text:s/>0.85 <text:s text:c="5"/></text:p>
          </table:table-cell>
          <table:table-cell table:style-name="ce49" office:value-type="float" office:value="-27.2636053582263" calcext:value-type="float">
            <text:p><text:s/>-27.26 <text:s text:c="5"/></text:p>
          </table:table-cell>
          <table:table-cell table:style-name="ce49" office:value-type="float" office:value="-22.8610016497685" calcext:value-type="float">
            <text:p><text:s/>-22.86 <text:s text:c="5"/></text:p>
          </table:table-cell>
          <table:table-cell table:style-name="ce40" office:value-type="float" office:value="-3.42722066023065" calcext:value-type="float">
            <text:p><text:s/>-3.43 <text:s text:c="5"/></text:p>
          </table:table-cell>
          <table:table-cell table:style-name="ce53"/>
          <table:table-cell table:style-name="ce53" office:value-type="float" office:value="96349.429" calcext:value-type="float">
            <text:p>96349.429</text:p>
          </table:table-cell>
          <table:table-cell office:value-type="float" office:value="69863.069" calcext:value-type="float">
            <text:p>69863.069</text:p>
          </table:table-cell>
          <table:table-cell office:value-type="float" office:value="96349.429" calcext:value-type="float">
            <text:p>96349.429</text:p>
          </table:table-cell>
          <table:table-cell office:value-type="float" office:value="109551.45" calcext:value-type="float">
            <text:p>109551.45</text:p>
          </table:table-cell>
          <table:table-cell office:value-type="float" office:value="833641.978" calcext:value-type="float">
            <text:p>833641.978</text:p>
          </table:table-cell>
          <table:table-cell office:value-type="float" office:value="824978.322" calcext:value-type="float">
            <text:p>824978.322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　服務業部門</text:p>
          </table:table-cell>
          <table:table-cell table:style-name="ce25" office:value-type="float" office:value="485.579226397129" calcext:value-type="float">
            <text:p><text:s/>486 <text:s text:c="5"/></text:p>
          </table:table-cell>
          <table:table-cell table:style-name="ce40" office:value-type="float" office:value="6.63608745552205" calcext:value-type="float">
            <text:p><text:s/>6.64 <text:s text:c="5"/></text:p>
          </table:table-cell>
          <table:table-cell table:style-name="ce25" office:value-type="float" office:value="5265.70948073667" calcext:value-type="float">
            <text:p><text:s/>5,266 <text:s text:c="5"/></text:p>
          </table:table-cell>
          <table:table-cell table:style-name="ce40" office:value-type="float" office:value="6.43510495890811" calcext:value-type="float">
            <text:p><text:s/>6.44 <text:s text:c="5"/></text:p>
          </table:table-cell>
          <table:table-cell table:style-name="ce49" office:value-type="float" office:value="-6.77478108886857" calcext:value-type="float">
            <text:p><text:s/>-6.77 <text:s text:c="5"/></text:p>
          </table:table-cell>
          <table:table-cell table:style-name="ce49" office:value-type="float" office:value="-0.546789444438982" calcext:value-type="float">
            <text:p><text:s/>-0.55 <text:s text:c="5"/></text:p>
          </table:table-cell>
          <table:table-cell table:style-name="ce40" office:value-type="float" office:value="-1.09058204868146" calcext:value-type="float">
            <text:p><text:s/>-1.09 <text:s text:c="5"/></text:p>
          </table:table-cell>
          <table:table-cell table:style-name="ce53"/>
          <table:table-cell table:style-name="ce53" office:value-type="float" office:value="438329.63517" calcext:value-type="float">
            <text:p>438329.63517</text:p>
          </table:table-cell>
          <table:table-cell office:value-type="float" office:value="474851.6887" calcext:value-type="float">
            <text:p>474851.6887</text:p>
          </table:table-cell>
          <table:table-cell office:value-type="float" office:value="438329.63517" calcext:value-type="float">
            <text:p>438329.63517</text:p>
          </table:table-cell>
          <table:table-cell office:value-type="float" office:value="451930.39789" calcext:value-type="float">
            <text:p>451930.39789</text:p>
          </table:table-cell>
          <table:table-cell office:value-type="float" office:value="5797967.44773" calcext:value-type="float">
            <text:p>5797967.44773</text:p>
          </table:table-cell>
          <table:table-cell office:value-type="float" office:value="5822022.80102" calcext:value-type="float">
            <text:p>5822022.80102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　住宅部門</text:p>
          </table:table-cell>
          <table:table-cell table:style-name="ce25" office:value-type="float" office:value="635.351953277031" calcext:value-type="float">
            <text:p><text:s/>635 <text:s text:c="5"/></text:p>
          </table:table-cell>
          <table:table-cell table:style-name="ce40" office:value-type="float" office:value="8.6829314307093" calcext:value-type="float">
            <text:p><text:s/>8.68 <text:s text:c="5"/></text:p>
          </table:table-cell>
          <table:table-cell table:style-name="ce25" office:value-type="float" office:value="6562.51873714999" calcext:value-type="float">
            <text:p><text:s/>6,563 <text:s text:c="5"/></text:p>
          </table:table-cell>
          <table:table-cell table:style-name="ce40" office:value-type="float" office:value="8.01990634364684" calcext:value-type="float">
            <text:p><text:s/>8.02 <text:s text:c="5"/></text:p>
          </table:table-cell>
          <table:table-cell table:style-name="ce49" office:value-type="float" office:value="-5.03041965162728" calcext:value-type="float">
            <text:p><text:s/>-5.03 <text:s text:c="5"/></text:p>
          </table:table-cell>
          <table:table-cell table:style-name="ce49" office:value-type="float" office:value="13.7680124584064" calcext:value-type="float">
            <text:p><text:s/>13.77 <text:s text:c="5"/></text:p>
          </table:table-cell>
          <table:table-cell table:style-name="ce40" office:value-type="float" office:value="2.25570867049658" calcext:value-type="float">
            <text:p><text:s/>2.26 <text:s text:c="5"/></text:p>
          </table:table-cell>
          <table:table-cell table:style-name="ce53"/>
          <table:table-cell table:style-name="ce53" office:value-type="float" office:value="491324.591" calcext:value-type="float">
            <text:p>491324.591</text:p>
          </table:table-cell>
          <table:table-cell office:value-type="float" office:value="555602.343" calcext:value-type="float">
            <text:p>555602.343</text:p>
          </table:table-cell>
          <table:table-cell office:value-type="float" office:value="491324.591" calcext:value-type="float">
            <text:p>491324.591</text:p>
          </table:table-cell>
          <table:table-cell office:value-type="float" office:value="472907.42" calcext:value-type="float">
            <text:p>472907.42</text:p>
          </table:table-cell>
          <table:table-cell office:value-type="float" office:value="6571752.542" calcext:value-type="float">
            <text:p>6571752.542</text:p>
          </table:table-cell>
          <table:table-cell office:value-type="float" office:value="6552063.369" calcext:value-type="float">
            <text:p>6552063.369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非能源消費</text:p>
          </table:table-cell>
          <table:table-cell table:style-name="ce25" office:value-type="float" office:value="2221.8144311237" calcext:value-type="float">
            <text:p><text:s/>2,222 <text:s text:c="5"/></text:p>
          </table:table-cell>
          <table:table-cell table:style-name="ce41" office:value-type="float" office:value="30.3640561073331" calcext:value-type="float">
            <text:p><text:s/>30.36 <text:s text:c="5"/></text:p>
          </table:table-cell>
          <table:table-cell table:style-name="ce25" office:value-type="float" office:value="24670.9309024752" calcext:value-type="float">
            <text:p><text:s/>24,671 <text:s text:c="5"/></text:p>
          </table:table-cell>
          <table:table-cell table:style-name="ce41" office:value-type="float" office:value="30.1497890022576" calcext:value-type="float">
            <text:p><text:s/>30.15 <text:s text:c="5"/></text:p>
          </table:table-cell>
          <table:table-cell table:style-name="ce49" office:value-type="float" office:value="-3.8020538829363" calcext:value-type="float">
            <text:p><text:s/>-3.80 <text:s text:c="5"/></text:p>
          </table:table-cell>
          <table:table-cell table:style-name="ce49" office:value-type="float" office:value="-3.90899309736571" calcext:value-type="float">
            <text:p><text:s/>-3.91 <text:s text:c="5"/></text:p>
          </table:table-cell>
          <table:table-cell table:style-name="ce40" office:value-type="float" office:value="11.2771862264486" calcext:value-type="float">
            <text:p><text:s/>11.28 <text:s text:c="5"/></text:p>
          </table:table-cell>
          <table:table-cell table:style-name="ce53"/>
          <table:table-cell table:style-name="ce53" office:value-type="float" office:value="1944410.233" calcext:value-type="float">
            <text:p>1944410.233</text:p>
          </table:table-cell>
          <table:table-cell office:value-type="float" office:value="1940128.252" calcext:value-type="float">
            <text:p>1940128.252</text:p>
          </table:table-cell>
          <table:table-cell office:value-type="float" office:value="1944410.233" calcext:value-type="float">
            <text:p>1944410.233</text:p>
          </table:table-cell>
          <table:table-cell office:value-type="float" office:value="2343063.351" calcext:value-type="float">
            <text:p>2343063.351</text:p>
          </table:table-cell>
          <table:table-cell office:value-type="float" office:value="24116586.048" calcext:value-type="float">
            <text:p>24116586.048</text:p>
          </table:table-cell>
          <table:table-cell office:value-type="float" office:value="26384758.2" calcext:value-type="float">
            <text:p>26384758.2</text:p>
          </table:table-cell>
          <table:table-cell table:style-name="ce53" table:number-columns-repeated="1009"/>
        </table:table-row>
        <table:table-row table:style-name="ro3">
          <table:table-cell table:style-name="ce9" office:value-type="string" calcext:value-type="string">
            <text:p>能源總供給(千公秉油當量)</text:p>
          </table:table-cell>
          <table:table-cell table:style-name="ce26" office:value-type="float" office:value="11617.2634231978" calcext:value-type="float">
            <text:p><text:s/>11,617 <text:s text:c="5"/></text:p>
          </table:table-cell>
          <table:table-cell table:style-name="ce36" office:value-type="float" office:value="100" calcext:value-type="float">
            <text:p><text:s/>100.00 <text:s text:c="5"/></text:p>
          </table:table-cell>
          <table:table-cell table:style-name="ce26" office:value-type="float" office:value="133039.492534903" calcext:value-type="float">
            <text:p><text:s/>133,039 <text:s text:c="5"/></text:p>
          </table:table-cell>
          <table:table-cell table:style-name="ce36" office:value-type="float" office:value="100" calcext:value-type="float">
            <text:p><text:s/>100.00 <text:s text:c="5"/></text:p>
          </table:table-cell>
          <table:table-cell table:style-name="ce23" office:value-type="float" office:value="-8.55370941674864" calcext:value-type="float">
            <text:p><text:s/>-8.55 <text:s text:c="5"/></text:p>
          </table:table-cell>
          <table:table-cell table:style-name="ce23" office:value-type="float" office:value="-1.21902086499511" calcext:value-type="float">
            <text:p><text:s/>-1.22 <text:s text:c="5"/></text:p>
          </table:table-cell>
          <table:table-cell table:style-name="ce36" office:value-type="float" office:value="4.1222170408526" calcext:value-type="float">
            <text:p><text:s/>4.12 <text:s text:c="5"/></text:p>
          </table:table-cell>
          <table:table-cell table:style-name="ce53"/>
          <table:table-cell table:style-name="ce53" office:value-type="float" office:value="12217197.947" calcext:value-type="float">
            <text:p>12217197.947</text:p>
          </table:table-cell>
          <table:table-cell office:value-type="float" office:value="11255525.355" calcext:value-type="float">
            <text:p>11255525.355</text:p>
          </table:table-cell>
          <table:table-cell office:value-type="float" office:value="12217197.947" calcext:value-type="float">
            <text:p>12217197.947</text:p>
          </table:table-cell>
          <table:table-cell office:value-type="float" office:value="11590774.704" calcext:value-type="float">
            <text:p>11590774.704</text:p>
          </table:table-cell>
          <table:table-cell office:value-type="float" office:value="148400865.002" calcext:value-type="float">
            <text:p>148400865.002</text:p>
          </table:table-cell>
          <table:table-cell office:value-type="float" office:value="148626879.457" calcext:value-type="float">
            <text:p>148626879.457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進口能源(千公秉油當量)</text:p>
          </table:table-cell>
          <table:table-cell table:style-name="ce25" office:value-type="float" office:value="11334.9194132425" calcext:value-type="float">
            <text:p><text:s/>11,335 <text:s text:c="5"/></text:p>
          </table:table-cell>
          <table:table-cell table:style-name="ce40" office:value-type="float" office:value="97.5696168738713" calcext:value-type="float">
            <text:p><text:s/>97.57 <text:s text:c="5"/></text:p>
          </table:table-cell>
          <table:table-cell table:style-name="ce25" office:value-type="float" office:value="130042.406549136" calcext:value-type="float">
            <text:p><text:s/>130,042 <text:s text:c="5"/></text:p>
          </table:table-cell>
          <table:table-cell table:style-name="ce40" office:value-type="float" office:value="97.7472208224334" calcext:value-type="float">
            <text:p><text:s/>97.75 <text:s text:c="5"/></text:p>
          </table:table-cell>
          <table:table-cell table:style-name="ce49" office:value-type="float" office:value="-8.52028652948535" calcext:value-type="float">
            <text:p><text:s/>-8.52 <text:s text:c="5"/></text:p>
          </table:table-cell>
          <table:table-cell table:style-name="ce49" office:value-type="float" office:value="-1.45530217609875" calcext:value-type="float">
            <text:p><text:s/>-1.46 <text:s text:c="5"/></text:p>
          </table:table-cell>
          <table:table-cell table:style-name="ce40" office:value-type="float" office:value="4.03607375793282" calcext:value-type="float">
            <text:p><text:s/>4.04 <text:s text:c="5"/></text:p>
          </table:table-cell>
          <table:table-cell table:style-name="ce53"/>
          <table:table-cell table:style-name="ce53" office:value-type="float" office:value="11972910.874" calcext:value-type="float">
            <text:p>11972910.874</text:p>
          </table:table-cell>
          <table:table-cell office:value-type="float" office:value="11014691.036" calcext:value-type="float">
            <text:p>11014691.036</text:p>
          </table:table-cell>
          <table:table-cell office:value-type="float" office:value="11972910.874" calcext:value-type="float">
            <text:p>11972910.874</text:p>
          </table:table-cell>
          <table:table-cell office:value-type="float" office:value="11344690.283" calcext:value-type="float">
            <text:p>11344690.283</text:p>
          </table:table-cell>
          <table:table-cell office:value-type="float" office:value="145290730.653" calcext:value-type="float">
            <text:p>145290730.653</text:p>
          </table:table-cell>
          <table:table-cell office:value-type="float" office:value="145736557.276" calcext:value-type="float">
            <text:p>145736557.276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煙煤-煉焦煤(千公噸)</text:p>
          </table:table-cell>
          <table:table-cell table:style-name="ce25" office:value-type="float" office:value="871.074" calcext:value-type="float">
            <text:p><text:s/>871 <text:s text:c="5"/></text:p>
          </table:table-cell>
          <table:table-cell table:style-name="ce40" office:value-type="float" office:value="5.84018658512299" calcext:value-type="float">
            <text:p><text:s/>5.84 <text:s text:c="5"/></text:p>
          </table:table-cell>
          <table:table-cell table:style-name="ce25" office:value-type="float" office:value="6766.374" calcext:value-type="float">
            <text:p><text:s/>6,766 <text:s text:c="5"/></text:p>
          </table:table-cell>
          <table:table-cell table:style-name="ce40" office:value-type="float" office:value="3.96142034688235" calcext:value-type="float">
            <text:p><text:s/>3.96 <text:s text:c="5"/></text:p>
          </table:table-cell>
          <table:table-cell table:style-name="ce49" office:value-type="float" office:value="40.6155564739004" calcext:value-type="float">
            <text:p><text:s/>40.62 <text:s text:c="5"/></text:p>
          </table:table-cell>
          <table:table-cell table:style-name="ce49" office:value-type="float" office:value="19.8027754473312" calcext:value-type="float">
            <text:p><text:s/>19.80 <text:s text:c="5"/></text:p>
          </table:table-cell>
          <table:table-cell table:style-name="ce40" office:value-type="float" office:value="14.8648180666295" calcext:value-type="float">
            <text:p><text:s/>14.86 <text:s text:c="5"/></text:p>
          </table:table-cell>
          <table:table-cell table:style-name="ce53"/>
          <table:table-cell table:style-name="ce53" office:value-type="float" office:value="497061.964" calcext:value-type="float">
            <text:p>497061.964</text:p>
          </table:table-cell>
          <table:table-cell office:value-type="float" office:value="387472.298" calcext:value-type="float">
            <text:p>387472.298</text:p>
          </table:table-cell>
          <table:table-cell office:value-type="float" office:value="497061.964" calcext:value-type="float">
            <text:p>497061.964</text:p>
          </table:table-cell>
          <table:table-cell office:value-type="float" office:value="435374.743" calcext:value-type="float">
            <text:p>435374.743</text:p>
          </table:table-cell>
          <table:table-cell office:value-type="float" office:value="5583271.836" calcext:value-type="float">
            <text:p>5583271.836</text:p>
          </table:table-cell>
          <table:table-cell office:value-type="float" office:value="5506335.527" calcext:value-type="float">
            <text:p>5506335.527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煙煤-燃料煤(千公噸)</text:p>
          </table:table-cell>
          <table:table-cell table:style-name="ce25" office:value-type="float" office:value="4682.213591" calcext:value-type="float">
            <text:p><text:s/>4,682 <text:s text:c="5"/></text:p>
          </table:table-cell>
          <table:table-cell table:style-name="ce40" office:value-type="float" office:value="26.6313614479015" calcext:value-type="float">
            <text:p><text:s/>26.63 <text:s text:c="5"/></text:p>
          </table:table-cell>
          <table:table-cell table:style-name="ce25" office:value-type="float" office:value="45964.568542" calcext:value-type="float">
            <text:p><text:s/>45,965 <text:s text:c="5"/></text:p>
          </table:table-cell>
          <table:table-cell table:style-name="ce40" office:value-type="float" office:value="22.8437536724169" calcext:value-type="float">
            <text:p><text:s/>22.84 <text:s text:c="5"/></text:p>
          </table:table-cell>
          <table:table-cell table:style-name="ce49" office:value-type="float" office:value="9.75731852632664" calcext:value-type="float">
            <text:p><text:s/>9.76 <text:s text:c="5"/></text:p>
          </table:table-cell>
          <table:table-cell table:style-name="ce49" office:value-type="float" office:value="37.4366812918538" calcext:value-type="float">
            <text:p><text:s/>37.44 <text:s text:c="5"/></text:p>
          </table:table-cell>
          <table:table-cell table:style-name="ce40" office:value-type="float" office:value="8.75026905425238" calcext:value-type="float">
            <text:p><text:s/>8.75 <text:s text:c="5"/></text:p>
          </table:table-cell>
          <table:table-cell table:style-name="ce53"/>
          <table:table-cell table:style-name="ce53" office:value-type="float" office:value="2277109.853" calcext:value-type="float">
            <text:p>2277109.853</text:p>
          </table:table-cell>
          <table:table-cell office:value-type="float" office:value="2501090.947" calcext:value-type="float">
            <text:p>2501090.947</text:p>
          </table:table-cell>
          <table:table-cell office:value-type="float" office:value="2277109.853" calcext:value-type="float">
            <text:p>2277109.853</text:p>
          </table:table-cell>
          <table:table-cell office:value-type="float" office:value="2343837.7" calcext:value-type="float">
            <text:p>2343837.7</text:p>
          </table:table-cell>
          <table:table-cell office:value-type="float" office:value="31828427.748" calcext:value-type="float">
            <text:p>31828427.748</text:p>
          </table:table-cell>
          <table:table-cell office:value-type="float" office:value="31490297.168" calcext:value-type="float">
            <text:p>31490297.168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無煙煤(千公噸)</text:p>
          </table:table-cell>
          <table:table-cell table:style-name="ce25" office:value-type="float" office:value="19.413" calcext:value-type="float">
            <text:p><text:s/>19 <text:s text:c="5"/></text:p>
          </table:table-cell>
          <table:table-cell table:style-name="ce40" office:value-type="float" office:value="0.131827087345019" calcext:value-type="float">
            <text:p><text:s/>0.13 <text:s text:c="5"/></text:p>
          </table:table-cell>
          <table:table-cell table:style-name="ce25" office:value-type="float" office:value="235.429" calcext:value-type="float">
            <text:p><text:s/>235 <text:s text:c="5"/></text:p>
          </table:table-cell>
          <table:table-cell table:style-name="ce40" office:value-type="float" office:value="0.139603149924446" calcext:value-type="float">
            <text:p><text:s/>0.14 <text:s text:c="5"/></text:p>
          </table:table-cell>
          <table:table-cell table:style-name="ce49" office:value-type="float" office:value="62.9564341475699" calcext:value-type="float">
            <text:p><text:s/>62.96 <text:s text:c="5"/></text:p>
          </table:table-cell>
          <table:table-cell table:style-name="ce49" office:value-type="float" office:value="-11.2426847110461" calcext:value-type="float">
            <text:p><text:s/>-11.24 <text:s text:c="5"/></text:p>
          </table:table-cell>
          <table:table-cell table:style-name="ce40" office:value-type="float" office:value="-21.1504454417576" calcext:value-type="float">
            <text:p><text:s/>-21.15 <text:s text:c="5"/></text:p>
          </table:table-cell>
          <table:table-cell table:style-name="ce53"/>
          <table:table-cell table:style-name="ce53" office:value-type="float" office:value="24942.3" calcext:value-type="float">
            <text:p>24942.3</text:p>
          </table:table-cell>
          <table:table-cell office:value-type="float" office:value="19019.322" calcext:value-type="float">
            <text:p>19019.322</text:p>
          </table:table-cell>
          <table:table-cell office:value-type="float" office:value="24942.3" calcext:value-type="float">
            <text:p>24942.3</text:p>
          </table:table-cell>
          <table:table-cell office:value-type="float" office:value="2489.733" calcext:value-type="float">
            <text:p>2489.733</text:p>
          </table:table-cell>
          <table:table-cell office:value-type="float" office:value="271117.445" calcext:value-type="float">
            <text:p>271117.445</text:p>
          </table:table-cell>
          <table:table-cell office:value-type="float" office:value="205977.312" calcext:value-type="float">
            <text:p>205977.312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亞煙煤(千公噸)</text:p>
          </table:table-cell>
          <table:table-cell table:style-name="ce25" office:value-type="float" office:value="931.475" calcext:value-type="float">
            <text:p><text:s/>931 <text:s text:c="5"/></text:p>
          </table:table-cell>
          <table:table-cell table:style-name="ce40" office:value-type="float" office:value="4.36536876555814" calcext:value-type="float">
            <text:p><text:s/>4.37 <text:s text:c="5"/></text:p>
          </table:table-cell>
          <table:table-cell table:style-name="ce25" office:value-type="float" office:value="10474.57" calcext:value-type="float">
            <text:p><text:s/>10,475 <text:s text:c="5"/></text:p>
          </table:table-cell>
          <table:table-cell table:style-name="ce40" office:value-type="float" office:value="4.29452830720003" calcext:value-type="float">
            <text:p><text:s/>4.29 <text:s text:c="5"/></text:p>
          </table:table-cell>
          <table:table-cell table:style-name="ce49" office:value-type="float" office:value="2.164878687604" calcext:value-type="float">
            <text:p><text:s/>2.16 <text:s text:c="5"/></text:p>
          </table:table-cell>
          <table:table-cell table:style-name="ce49" office:value-type="float" office:value="-23.2908897413267" calcext:value-type="float">
            <text:p><text:s/>-23.29 <text:s text:c="5"/></text:p>
          </table:table-cell>
          <table:table-cell table:style-name="ce40" office:value-type="float" office:value="-4.19890505306283" calcext:value-type="float">
            <text:p><text:s/>-4.20 <text:s text:c="5"/></text:p>
          </table:table-cell>
          <table:table-cell table:style-name="ce53"/>
          <table:table-cell table:style-name="ce53" office:value-type="float" office:value="204936.044" calcext:value-type="float">
            <text:p>204936.044</text:p>
          </table:table-cell>
          <table:table-cell office:value-type="float" office:value="467245.022" calcext:value-type="float">
            <text:p>467245.022</text:p>
          </table:table-cell>
          <table:table-cell office:value-type="float" office:value="204936.044" calcext:value-type="float">
            <text:p>204936.044</text:p>
          </table:table-cell>
          <table:table-cell office:value-type="float" office:value="371349.378" calcext:value-type="float">
            <text:p>371349.378</text:p>
          </table:table-cell>
          <table:table-cell office:value-type="float" office:value="6418909.932" calcext:value-type="float">
            <text:p>6418909.932</text:p>
          </table:table-cell>
          <table:table-cell office:value-type="float" office:value="6318897.746" calcext:value-type="float">
            <text:p>6318897.746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焦炭(千公噸)</text:p>
          </table:table-cell>
          <table:table-cell table:style-name="ce25" office:value-type="float" office:value="13.182" calcext:value-type="float">
            <text:p><text:s/>13 <text:s text:c="5"/></text:p>
          </table:table-cell>
          <table:table-cell table:style-name="ce40" office:value-type="float" office:value="0.088253715984383" calcext:value-type="float">
            <text:p><text:s/>0.09 <text:s text:c="5"/></text:p>
          </table:table-cell>
          <table:table-cell table:style-name="ce25" office:value-type="float" office:value="191.92" calcext:value-type="float">
            <text:p><text:s/>192 <text:s text:c="5"/></text:p>
          </table:table-cell>
          <table:table-cell table:style-name="ce40" office:value-type="float" office:value="0.112200601691223" calcext:value-type="float">
            <text:p><text:s/>0.11 <text:s text:c="5"/></text:p>
          </table:table-cell>
          <table:table-cell table:style-name="ce49" office:value-type="float" office:value="-46.1431606471646" calcext:value-type="float">
            <text:p><text:s/>-46.14 <text:s text:c="5"/></text:p>
          </table:table-cell>
          <table:table-cell table:style-name="ce49" office:value-type="float" office:value="-48.8355845365627" calcext:value-type="float">
            <text:p><text:s/>-48.84 <text:s text:c="5"/></text:p>
          </table:table-cell>
          <table:table-cell table:style-name="ce40" office:value-type="float" office:value="-20.2956933427468" calcext:value-type="float">
            <text:p><text:s/>-20.30 <text:s text:c="5"/></text:p>
          </table:table-cell>
          <table:table-cell table:style-name="ce53"/>
          <table:table-cell table:style-name="ce53" office:value-type="float" office:value="11307.333" calcext:value-type="float">
            <text:p>11307.333</text:p>
          </table:table-cell>
          <table:table-cell office:value-type="float" office:value="8822.333" calcext:value-type="float">
            <text:p>8822.333</text:p>
          </table:table-cell>
          <table:table-cell office:value-type="float" office:value="11307.333" calcext:value-type="float">
            <text:p>11307.333</text:p>
          </table:table-cell>
          <table:table-cell office:value-type="float" office:value="15716.556" calcext:value-type="float">
            <text:p>15716.556</text:p>
          </table:table-cell>
          <table:table-cell office:value-type="float" office:value="202065.889" calcext:value-type="float">
            <text:p>202065.889</text:p>
          </table:table-cell>
          <table:table-cell office:value-type="float" office:value="233703.555" calcext:value-type="float">
            <text:p>233703.555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原油(千公秉)</text:p>
          </table:table-cell>
          <table:table-cell table:style-name="ce25" office:value-type="float" office:value="3133.807068" calcext:value-type="float">
            <text:p><text:s/>3,134 <text:s text:c="5"/></text:p>
          </table:table-cell>
          <table:table-cell table:style-name="ce40" office:value-type="float" office:value="26.9754326284991" calcext:value-type="float">
            <text:p><text:s/>26.98 <text:s text:c="5"/></text:p>
          </table:table-cell>
          <table:table-cell table:style-name="ce25" office:value-type="float" office:value="40722.229234" calcext:value-type="float">
            <text:p><text:s/>40,722 <text:s text:c="5"/></text:p>
          </table:table-cell>
          <table:table-cell table:style-name="ce40" office:value-type="float" office:value="30.6091285061964" calcext:value-type="float">
            <text:p><text:s/>30.61 <text:s text:c="5"/></text:p>
          </table:table-cell>
          <table:table-cell table:style-name="ce49" office:value-type="float" office:value="-23.353726430106" calcext:value-type="float">
            <text:p><text:s/>-23.35 <text:s text:c="5"/></text:p>
          </table:table-cell>
          <table:table-cell table:style-name="ce49" office:value-type="float" office:value="-7.54597903807439" calcext:value-type="float">
            <text:p><text:s/>-7.55 <text:s text:c="5"/></text:p>
          </table:table-cell>
          <table:table-cell table:style-name="ce40" office:value-type="float" office:value="2.8235155811964" calcext:value-type="float">
            <text:p><text:s/>2.82 <text:s text:c="5"/></text:p>
          </table:table-cell>
          <table:table-cell table:style-name="ce53"/>
          <table:table-cell table:style-name="ce53" office:value-type="float" office:value="4255979.511" calcext:value-type="float">
            <text:p>4255979.511</text:p>
          </table:table-cell>
          <table:table-cell office:value-type="float" office:value="3689446.228" calcext:value-type="float">
            <text:p>3689446.228</text:p>
          </table:table-cell>
          <table:table-cell office:value-type="float" office:value="4255979.511" calcext:value-type="float">
            <text:p>4255979.511</text:p>
          </table:table-cell>
          <table:table-cell office:value-type="float" office:value="4237502.667" calcext:value-type="float">
            <text:p>4237502.667</text:p>
          </table:table-cell>
          <table:table-cell office:value-type="float" office:value="51570375.437" calcext:value-type="float">
            <text:p>51570375.437</text:p>
          </table:table-cell>
          <table:table-cell office:value-type="float" office:value="51075091.273" calcext:value-type="float">
            <text:p>51075091.273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石油產品(千公秉油當量)</text:p>
          </table:table-cell>
          <table:table-cell table:style-name="ce25" office:value-type="float" office:value="1279.25199914036" calcext:value-type="float">
            <text:p><text:s/>1,279 <text:s text:c="5"/></text:p>
          </table:table-cell>
          <table:table-cell table:style-name="ce40" office:value-type="float" office:value="11.0116466549764" calcext:value-type="float">
            <text:p><text:s/>11.01 <text:s text:c="5"/></text:p>
          </table:table-cell>
          <table:table-cell table:style-name="ce25" office:value-type="float" office:value="16609.6653420457" calcext:value-type="float">
            <text:p><text:s/>16,610 <text:s text:c="5"/></text:p>
          </table:table-cell>
          <table:table-cell table:style-name="ce40" office:value-type="float" office:value="12.4847630019997" calcext:value-type="float">
            <text:p><text:s/>12.48 <text:s text:c="5"/></text:p>
          </table:table-cell>
          <table:table-cell table:style-name="ce49" office:value-type="float" office:value="-15.3009398218233" calcext:value-type="float">
            <text:p><text:s/>-15.30 <text:s text:c="5"/></text:p>
          </table:table-cell>
          <table:table-cell table:style-name="ce49" office:value-type="float" office:value="-32.9770530404193" calcext:value-type="float">
            <text:p><text:s/>-32.98 <text:s text:c="5"/></text:p>
          </table:table-cell>
          <table:table-cell table:style-name="ce40" office:value-type="float" office:value="0.72167665104597" calcext:value-type="float">
            <text:p><text:s/>0.72 <text:s text:c="5"/></text:p>
          </table:table-cell>
          <table:table-cell table:style-name="ce53"/>
          <table:table-cell table:style-name="ce53" office:value-type="float" office:value="1697487.844" calcext:value-type="float">
            <text:p>1697487.844</text:p>
          </table:table-cell>
          <table:table-cell office:value-type="float" office:value="1327302.002" calcext:value-type="float">
            <text:p>1327302.002</text:p>
          </table:table-cell>
          <table:table-cell office:value-type="float" office:value="1697487.844" calcext:value-type="float">
            <text:p>1697487.844</text:p>
          </table:table-cell>
          <table:table-cell office:value-type="float" office:value="1515610.998" calcext:value-type="float">
            <text:p>1515610.998</text:p>
          </table:table-cell>
          <table:table-cell office:value-type="float" office:value="17976211.409" calcext:value-type="float">
            <text:p>17976211.409</text:p>
          </table:table-cell>
          <table:table-cell office:value-type="float" office:value="20450986.777" calcext:value-type="float">
            <text:p>20450986.777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液化天然氣(百萬立方公尺)</text:p>
          </table:table-cell>
          <table:table-cell table:style-name="ce25" office:value-type="float" office:value="2200.12625627549" calcext:value-type="float">
            <text:p><text:s/>2,200 <text:s text:c="5"/></text:p>
          </table:table-cell>
          <table:table-cell table:style-name="ce40" office:value-type="float" office:value="18.9384210044009" calcext:value-type="float">
            <text:p><text:s/>18.94 <text:s text:c="5"/></text:p>
          </table:table-cell>
          <table:table-cell table:style-name="ce25" office:value-type="float" office:value="23527.8096171817" calcext:value-type="float">
            <text:p><text:s/>23,528 <text:s text:c="5"/></text:p>
          </table:table-cell>
          <table:table-cell table:style-name="ce40" office:value-type="float" office:value="17.6848311496747" calcext:value-type="float">
            <text:p><text:s/>17.68 <text:s text:c="5"/></text:p>
          </table:table-cell>
          <table:table-cell table:style-name="ce49" office:value-type="float" office:value="-6.11669034918243" calcext:value-type="float">
            <text:p><text:s/>-6.12 <text:s text:c="5"/></text:p>
          </table:table-cell>
          <table:table-cell table:style-name="ce49" office:value-type="float" office:value="14.1557868014602" calcext:value-type="float">
            <text:p><text:s/>14.16 <text:s text:c="5"/></text:p>
          </table:table-cell>
          <table:table-cell table:style-name="ce40" office:value-type="float" office:value="9.53047148935571" calcext:value-type="float">
            <text:p><text:s/>9.53 <text:s text:c="5"/></text:p>
          </table:table-cell>
          <table:table-cell table:style-name="ce53"/>
          <table:table-cell table:style-name="ce53" office:value-type="float" office:value="2142702.71" calcext:value-type="float">
            <text:p>2142702.71</text:p>
          </table:table-cell>
          <table:table-cell office:value-type="float" office:value="1983856.698" calcext:value-type="float">
            <text:p>1983856.698</text:p>
          </table:table-cell>
          <table:table-cell office:value-type="float" office:value="2142702.71" calcext:value-type="float">
            <text:p>2142702.71</text:p>
          </table:table-cell>
          <table:table-cell office:value-type="float" office:value="1803222.275" calcext:value-type="float">
            <text:p>1803222.275</text:p>
          </table:table-cell>
          <table:table-cell office:value-type="float" office:value="22073409.134" calcext:value-type="float">
            <text:p>22073409.134</text:p>
          </table:table-cell>
          <table:table-cell office:value-type="float" office:value="22430784.523" calcext:value-type="float">
            <text:p>22430784.523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生質能及廢棄物(千公秉油當量)</text:p>
          </table:table-cell>
          <table:table-cell table:style-name="ce25" office:value-type="float" office:value="0.01412" calcext:value-type="float">
            <text:p><text:s/>0 <text:s text:c="5"/></text:p>
          </table:table-cell>
          <table:table-cell table:style-name="ce40" office:value-type="float" office:value="0.000121543254083" calcext:value-type="float">
            <text:p><text:s/>0.00 <text:s text:c="5"/></text:p>
          </table:table-cell>
          <table:table-cell table:style-name="ce25" office:value-type="float" office:value="0.0421246666666667" calcext:value-type="float">
            <text:p><text:s/>0 <text:s text:c="5"/></text:p>
          </table:table-cell>
          <table:table-cell table:style-name="ce40" office:value-type="float" office:value="0.000031663279725" calcext:value-type="float">
            <text:p><text:s/>0.00 <text:s text:c="5"/></text:p>
          </table:table-cell>
          <table:table-cell table:style-name="ce49" office:value-type="float" office:value="1.26582278481013" calcext:value-type="float">
            <text:p><text:s/>1.27 <text:s text:c="5"/></text:p>
          </table:table-cell>
          <table:table-cell table:style-name="ce49" office:value-type="float" office:value="-92.686005187418" calcext:value-type="float">
            <text:p><text:s/>-92.69 <text:s text:c="5"/></text:p>
          </table:table-cell>
          <table:table-cell table:style-name="ce40" office:value-type="float" office:value="-99.0366040599114" calcext:value-type="float">
            <text:p><text:s/>-99.04 <text:s text:c="5"/></text:p>
          </table:table-cell>
          <table:table-cell table:style-name="ce53"/>
          <table:table-cell table:style-name="ce53" office:value-type="float" office:value="690.545" calcext:value-type="float">
            <text:p>690.545</text:p>
          </table:table-cell>
          <table:table-cell office:value-type="float" office:value="715.744" calcext:value-type="float">
            <text:p>715.744</text:p>
          </table:table-cell>
          <table:table-cell office:value-type="float" office:value="690.545" calcext:value-type="float">
            <text:p>690.545</text:p>
          </table:table-cell>
          <table:table-cell office:value-type="float" office:value="620.174" calcext:value-type="float">
            <text:p>620.174</text:p>
          </table:table-cell>
          <table:table-cell office:value-type="float" office:value="7512.512" calcext:value-type="float">
            <text:p>7512.512</text:p>
          </table:table-cell>
          <table:table-cell office:value-type="float" office:value="8888.692" calcext:value-type="float">
            <text:p>8888.692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核能(百萬度)</text:p>
          </table:table-cell>
          <table:table-cell table:style-name="ce25" office:value-type="float" office:value="1439.13986" calcext:value-type="float">
            <text:p><text:s/>1,439 <text:s text:c="5"/></text:p>
          </table:table-cell>
          <table:table-cell table:style-name="ce40" office:value-type="float" office:value="3.58699744082878" calcext:value-type="float">
            <text:p><text:s/>3.59 <text:s text:c="5"/></text:p>
          </table:table-cell>
          <table:table-cell table:style-name="ce25" office:value-type="float" office:value="25807.74397" calcext:value-type="float">
            <text:p><text:s/>25,808 <text:s text:c="5"/></text:p>
          </table:table-cell>
          <table:table-cell table:style-name="ce40" office:value-type="float" office:value="5.61696042316789" calcext:value-type="float">
            <text:p><text:s/>5.62 <text:s text:c="5"/></text:p>
          </table:table-cell>
          <table:table-cell table:style-name="ce49" office:value-type="float" office:value="-33.006952020192" calcext:value-type="float">
            <text:p><text:s/>-33.01 <text:s text:c="5"/></text:p>
          </table:table-cell>
          <table:table-cell table:style-name="ce49" office:value-type="float" office:value="-45.2219130121885" calcext:value-type="float">
            <text:p><text:s/>-45.22 <text:s text:c="5"/></text:p>
          </table:table-cell>
          <table:table-cell table:style-name="ce40" office:value-type="float" office:value="-12.0541603183499" calcext:value-type="float">
            <text:p><text:s/>-12.05 <text:s text:c="5"/></text:p>
          </table:table-cell>
          <table:table-cell table:style-name="ce53"/>
          <table:table-cell table:style-name="ce53" office:value-type="float" office:value="860692.77" calcext:value-type="float">
            <text:p>860692.77</text:p>
          </table:table-cell>
          <table:table-cell office:value-type="float" office:value="629720.442" calcext:value-type="float">
            <text:p>629720.442</text:p>
          </table:table-cell>
          <table:table-cell office:value-type="float" office:value="860692.77" calcext:value-type="float">
            <text:p>860692.77</text:p>
          </table:table-cell>
          <table:table-cell office:value-type="float" office:value="618966.059" calcext:value-type="float">
            <text:p>618966.059</text:p>
          </table:table-cell>
          <table:table-cell office:value-type="float" office:value="9359429.311" calcext:value-type="float">
            <text:p>9359429.311</text:p>
          </table:table-cell>
          <table:table-cell office:value-type="float" office:value="8015594.703" calcext:value-type="float">
            <text:p>8015594.703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自產能源(千公秉油當量)</text:p>
          </table:table-cell>
          <table:table-cell table:style-name="ce25" office:value-type="float" office:value="282.344009955325" calcext:value-type="float">
            <text:p><text:s/>282 <text:s text:c="5"/></text:p>
          </table:table-cell>
          <table:table-cell table:style-name="ce40" office:value-type="float" office:value="2.43038312612873" calcext:value-type="float">
            <text:p><text:s/>2.43 <text:s text:c="5"/></text:p>
          </table:table-cell>
          <table:table-cell table:style-name="ce25" office:value-type="float" office:value="2997.08598576652" calcext:value-type="float">
            <text:p><text:s/>2,997 <text:s text:c="5"/></text:p>
          </table:table-cell>
          <table:table-cell table:style-name="ce40" office:value-type="float" office:value="2.25277917756657" calcext:value-type="float">
            <text:p><text:s/>2.25 <text:s text:c="5"/></text:p>
          </table:table-cell>
          <table:table-cell table:style-name="ce49" office:value-type="float" office:value="-9.87561771196235" calcext:value-type="float">
            <text:p><text:s/>-9.88 <text:s text:c="5"/></text:p>
          </table:table-cell>
          <table:table-cell table:style-name="ce49" office:value-type="float" office:value="9.30216606687571" calcext:value-type="float">
            <text:p><text:s/>9.30 <text:s text:c="5"/></text:p>
          </table:table-cell>
          <table:table-cell table:style-name="ce40" office:value-type="float" office:value="8.002441352489" calcext:value-type="float">
            <text:p><text:s/>8.00 <text:s text:c="5"/></text:p>
          </table:table-cell>
          <table:table-cell table:style-name="ce53"/>
          <table:table-cell table:style-name="ce53" office:value-type="float" office:value="244287.073" calcext:value-type="float">
            <text:p>244287.073</text:p>
          </table:table-cell>
          <table:table-cell office:value-type="float" office:value="240834.319" calcext:value-type="float">
            <text:p>240834.319</text:p>
          </table:table-cell>
          <table:table-cell office:value-type="float" office:value="244287.073" calcext:value-type="float">
            <text:p>244287.073</text:p>
          </table:table-cell>
          <table:table-cell office:value-type="float" office:value="246084.421" calcext:value-type="float">
            <text:p>246084.421</text:p>
          </table:table-cell>
          <table:table-cell office:value-type="float" office:value="3110134.349" calcext:value-type="float">
            <text:p>3110134.349</text:p>
          </table:table-cell>
          <table:table-cell office:value-type="float" office:value="2890322.181" calcext:value-type="float">
            <text:p>2890322.181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煙煤-煉焦煤(千公噸)</text:p>
          </table:table-cell>
          <table:table-cell table:style-name="ce25" office:value-type="float" office:value="0" calcext:value-type="float">
            <text:p><text:s/>- <text:s text:c="5"/></text:p>
          </table:table-cell>
          <table:table-cell table:style-name="ce40" office:value-type="float" office:value="0" calcext:value-type="float">
            <text:p><text:s/>- <text:s text:c="5"/></text:p>
          </table:table-cell>
          <table:table-cell table:style-name="ce25" office:value-type="float" office:value="0" calcext:value-type="float">
            <text:p><text:s/>- <text:s text:c="5"/></text:p>
          </table:table-cell>
          <table:table-cell table:style-name="ce40" office:value-type="float" office:value="0" calcext:value-type="float">
            <text:p><text:s/>- <text:s text:c="5"/></text:p>
          </table:table-cell>
          <table:table-cell table:number-columns-repeated="2" table:style-name="ce49" office:value-type="float" office:value="0" calcext:value-type="float">
            <text:p><text:s/>- <text:s text:c="5"/></text:p>
          </table:table-cell>
          <table:table-cell table:style-name="ce40" office:value-type="float" office:value="0" calcext:value-type="float">
            <text:p><text:s/>- <text:s text:c="5"/>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煙煤-燃料煤(千公噸)</text:p>
          </table:table-cell>
          <table:table-cell table:style-name="ce25" office:value-type="float" office:value="0" calcext:value-type="float">
            <text:p><text:s/>- <text:s text:c="5"/></text:p>
          </table:table-cell>
          <table:table-cell table:style-name="ce40" office:value-type="float" office:value="0" calcext:value-type="float">
            <text:p><text:s/>- <text:s text:c="5"/></text:p>
          </table:table-cell>
          <table:table-cell table:style-name="ce25" office:value-type="float" office:value="0" calcext:value-type="float">
            <text:p><text:s/>- <text:s text:c="5"/></text:p>
          </table:table-cell>
          <table:table-cell table:style-name="ce40" office:value-type="float" office:value="0" calcext:value-type="float">
            <text:p><text:s/>- <text:s text:c="5"/></text:p>
          </table:table-cell>
          <table:table-cell table:number-columns-repeated="2" table:style-name="ce49" office:value-type="float" office:value="0" calcext:value-type="float">
            <text:p><text:s/>- <text:s text:c="5"/></text:p>
          </table:table-cell>
          <table:table-cell table:style-name="ce40" office:value-type="float" office:value="0" calcext:value-type="float">
            <text:p><text:s/>- <text:s text:c="5"/>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原油(千公秉)</text:p>
          </table:table-cell>
          <table:table-cell table:style-name="ce25" office:value-type="float" office:value="0.14643" calcext:value-type="float">
            <text:p><text:s/>0 <text:s text:c="5"/></text:p>
          </table:table-cell>
          <table:table-cell table:style-name="ce40" office:value-type="float" office:value="0.001260451748969" calcext:value-type="float">
            <text:p><text:s/>0.00 <text:s text:c="5"/></text:p>
          </table:table-cell>
          <table:table-cell table:style-name="ce25" office:value-type="float" office:value="2.27581" calcext:value-type="float">
            <text:p><text:s/>2 <text:s text:c="5"/></text:p>
          </table:table-cell>
          <table:table-cell table:style-name="ce40" office:value-type="float" office:value="0.001710627390888" calcext:value-type="float">
            <text:p><text:s/>0.00 <text:s text:c="5"/></text:p>
          </table:table-cell>
          <table:table-cell table:style-name="ce49" office:value-type="float" office:value="2.96020250316411" calcext:value-type="float">
            <text:p><text:s/>2.96 <text:s text:c="5"/></text:p>
          </table:table-cell>
          <table:table-cell table:style-name="ce49" office:value-type="float" office:value="-27.9060607552558" calcext:value-type="float">
            <text:p><text:s/>-27.91 <text:s text:c="5"/></text:p>
          </table:table-cell>
          <table:table-cell table:style-name="ce40" office:value-type="float" office:value="20.9739320873466" calcext:value-type="float">
            <text:p><text:s/>20.97 <text:s text:c="5"/></text:p>
          </table:table-cell>
          <table:table-cell table:style-name="ce53"/>
          <table:table-cell table:style-name="ce53" office:value-type="float" office:value="162" calcext:value-type="float">
            <text:p>162</text:p>
          </table:table-cell>
          <table:table-cell office:value-type="float" office:value="114.41" calcext:value-type="float">
            <text:p>114.41</text:p>
          </table:table-cell>
          <table:table-cell office:value-type="float" office:value="162" calcext:value-type="float">
            <text:p>162</text:p>
          </table:table-cell>
          <table:table-cell office:value-type="float" office:value="570" calcext:value-type="float">
            <text:p>570</text:p>
          </table:table-cell>
          <table:table-cell office:value-type="float" office:value="3850.41" calcext:value-type="float">
            <text:p>3850.41</text:p>
          </table:table-cell>
          <table:table-cell office:value-type="float" office:value="4677" calcext:value-type="float">
            <text:p>4677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煉油廠進料(千公秉油當量)</text:p>
          </table:table-cell>
          <table:table-cell table:style-name="ce25" office:value-type="float" office:value="8.0727945221513" calcext:value-type="float">
            <text:p><text:s/>8 <text:s text:c="5"/></text:p>
          </table:table-cell>
          <table:table-cell table:style-name="ce40" office:value-type="float" office:value="0.069489639927" calcext:value-type="float">
            <text:p><text:s/>0.07 <text:s text:c="5"/></text:p>
          </table:table-cell>
          <table:table-cell table:style-name="ce25" office:value-type="float" office:value="85.6732761321746" calcext:value-type="float">
            <text:p><text:s/>86 <text:s text:c="5"/></text:p>
          </table:table-cell>
          <table:table-cell table:style-name="ce40" office:value-type="float" office:value="0.064396875318581" calcext:value-type="float">
            <text:p><text:s/>0.06 <text:s text:c="5"/></text:p>
          </table:table-cell>
          <table:table-cell table:style-name="ce49" office:value-type="float" office:value="4.21292135601576" calcext:value-type="float">
            <text:p><text:s/>4.21 <text:s text:c="5"/></text:p>
          </table:table-cell>
          <table:table-cell table:style-name="ce49" office:value-type="float" office:value="11.7696091154808" calcext:value-type="float">
            <text:p><text:s/>11.77 <text:s text:c="5"/></text:p>
          </table:table-cell>
          <table:table-cell table:style-name="ce40" office:value-type="float" office:value="19.1876394812646" calcext:value-type="float">
            <text:p><text:s/>19.19 <text:s text:c="5"/></text:p>
          </table:table-cell>
          <table:table-cell table:style-name="ce53"/>
          <table:table-cell table:style-name="ce53" office:value-type="float" office:value="6462.95" calcext:value-type="float">
            <text:p>6462.95</text:p>
          </table:table-cell>
          <table:table-cell office:value-type="float" office:value="5919.254" calcext:value-type="float">
            <text:p>5919.254</text:p>
          </table:table-cell>
          <table:table-cell office:value-type="float" office:value="6462.95" calcext:value-type="float">
            <text:p>6462.95</text:p>
          </table:table-cell>
          <table:table-cell office:value-type="float" office:value="6492.007" calcext:value-type="float">
            <text:p>6492.007</text:p>
          </table:table-cell>
          <table:table-cell office:value-type="float" office:value="72612.026" calcext:value-type="float">
            <text:p>72612.026</text:p>
          </table:table-cell>
          <table:table-cell office:value-type="float" office:value="74283.399" calcext:value-type="float">
            <text:p>74283.399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天然氣(百萬立方公尺)</text:p>
          </table:table-cell>
          <table:table-cell table:style-name="ce25" office:value-type="float" office:value="9.017148" calcext:value-type="float">
            <text:p><text:s/>9 <text:s text:c="5"/></text:p>
          </table:table-cell>
          <table:table-cell table:style-name="ce40" office:value-type="float" office:value="0.068994240508152" calcext:value-type="float">
            <text:p><text:s/>0.07 <text:s text:c="5"/></text:p>
          </table:table-cell>
          <table:table-cell table:style-name="ce25" office:value-type="float" office:value="100.566851" calcext:value-type="float">
            <text:p><text:s/>101 <text:s text:c="5"/></text:p>
          </table:table-cell>
          <table:table-cell table:style-name="ce40" office:value-type="float" office:value="0.067192646890916" calcext:value-type="float">
            <text:p><text:s/>0.07 <text:s text:c="5"/></text:p>
          </table:table-cell>
          <table:table-cell table:style-name="ce49" office:value-type="float" office:value="7.35565235436237" calcext:value-type="float">
            <text:p><text:s/>7.36 <text:s text:c="5"/></text:p>
          </table:table-cell>
          <table:table-cell table:style-name="ce49" office:value-type="float" office:value="17.3443930484641" calcext:value-type="float">
            <text:p><text:s/>17.34 <text:s text:c="5"/></text:p>
          </table:table-cell>
          <table:table-cell table:style-name="ce40" office:value-type="float" office:value="3.71931451484069" calcext:value-type="float">
            <text:p><text:s/>3.72 <text:s text:c="5"/></text:p>
          </table:table-cell>
          <table:table-cell table:style-name="ce53"/>
          <table:table-cell table:style-name="ce53" office:value-type="float" office:value="9043.21" calcext:value-type="float">
            <text:p>9043.21</text:p>
          </table:table-cell>
          <table:table-cell office:value-type="float" office:value="8627.908" calcext:value-type="float">
            <text:p>8627.908</text:p>
          </table:table-cell>
          <table:table-cell office:value-type="float" office:value="9043.21" calcext:value-type="float">
            <text:p>9043.21</text:p>
          </table:table-cell>
          <table:table-cell office:value-type="float" office:value="16779.267" calcext:value-type="float">
            <text:p>16779.267</text:p>
          </table:table-cell>
          <table:table-cell office:value-type="float" office:value="148642.554" calcext:value-type="float">
            <text:p>148642.554</text:p>
          </table:table-cell>
          <table:table-cell office:value-type="float" office:value="175632.731" calcext:value-type="float">
            <text:p>175632.731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生質能及廢棄物(千公秉油當量)</text:p>
          </table:table-cell>
          <table:table-cell table:style-name="ce25" office:value-type="float" office:value="130.867844939841" calcext:value-type="float">
            <text:p><text:s/>131 <text:s text:c="5"/></text:p>
          </table:table-cell>
          <table:table-cell table:style-name="ce40" office:value-type="float" office:value="1.12649459836228" calcext:value-type="float">
            <text:p><text:s/>1.13 <text:s text:c="5"/></text:p>
          </table:table-cell>
          <table:table-cell table:style-name="ce25" office:value-type="float" office:value="1531.16203813219" calcext:value-type="float">
            <text:p><text:s/>1,531 <text:s text:c="5"/></text:p>
          </table:table-cell>
          <table:table-cell table:style-name="ce40" office:value-type="float" office:value="1.15090790633502" calcext:value-type="float">
            <text:p><text:s/>1.15 <text:s text:c="5"/></text:p>
          </table:table-cell>
          <table:table-cell table:style-name="ce49" office:value-type="float" office:value="2.21463642238038" calcext:value-type="float">
            <text:p><text:s/>2.21 <text:s text:c="5"/></text:p>
          </table:table-cell>
          <table:table-cell table:style-name="ce49" office:value-type="float" office:value="0.24872147223478" calcext:value-type="float">
            <text:p><text:s/>0.25 <text:s text:c="5"/></text:p>
          </table:table-cell>
          <table:table-cell table:style-name="ce40" office:value-type="float" office:value="1.32737485565473" calcext:value-type="float">
            <text:p><text:s/>1.33 <text:s text:c="5"/></text:p>
          </table:table-cell>
          <table:table-cell table:style-name="ce53"/>
          <table:table-cell table:style-name="ce53" office:value-type="float" office:value="149352.34" calcext:value-type="float">
            <text:p>149352.34</text:p>
          </table:table-cell>
          <table:table-cell office:value-type="float" office:value="126771.394" calcext:value-type="float">
            <text:p>126771.394</text:p>
          </table:table-cell>
          <table:table-cell office:value-type="float" office:value="149352.34" calcext:value-type="float">
            <text:p>149352.34</text:p>
          </table:table-cell>
          <table:table-cell office:value-type="float" office:value="145026.035" calcext:value-type="float">
            <text:p>145026.035</text:p>
          </table:table-cell>
          <table:table-cell office:value-type="float" office:value="1689006.299" calcext:value-type="float">
            <text:p>1689006.299</text:p>
          </table:table-cell>
          <table:table-cell office:value-type="float" office:value="1680544.857" calcext:value-type="float">
            <text:p>1680544.857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慣常水力(百萬度)</text:p>
          </table:table-cell>
          <table:table-cell table:style-name="ce25" office:value-type="float" office:value="309.956994" calcext:value-type="float">
            <text:p><text:s/>310 <text:s text:c="5"/></text:p>
          </table:table-cell>
          <table:table-cell table:style-name="ce40" office:value-type="float" office:value="0.254949136307414" calcext:value-type="float">
            <text:p><text:s/>0.25 <text:s text:c="5"/></text:p>
          </table:table-cell>
          <table:table-cell table:style-name="ce25" office:value-type="float" office:value="3249.511713" calcext:value-type="float">
            <text:p><text:s/>3,250 <text:s text:c="5"/></text:p>
          </table:table-cell>
          <table:table-cell table:style-name="ce40" office:value-type="float" office:value="0.233396032338697" calcext:value-type="float">
            <text:p><text:s/>0.23 <text:s text:c="5"/></text:p>
          </table:table-cell>
          <table:table-cell table:style-name="ce49" office:value-type="float" office:value="-42.0497154957634" calcext:value-type="float">
            <text:p><text:s/>-42.05 <text:s text:c="5"/></text:p>
          </table:table-cell>
          <table:table-cell table:style-name="ce49" office:value-type="float" office:value="52.0072709182334" calcext:value-type="float">
            <text:p><text:s/>52.01 <text:s text:c="5"/></text:p>
          </table:table-cell>
          <table:table-cell table:style-name="ce40" office:value-type="float" office:value="16.5525976417446" calcext:value-type="float">
            <text:p><text:s/>16.55 <text:s text:c="5"/></text:p>
          </table:table-cell>
          <table:table-cell table:style-name="ce53"/>
          <table:table-cell table:style-name="ce53" office:value-type="float" office:value="15657.382" calcext:value-type="float">
            <text:p>15657.382</text:p>
          </table:table-cell>
          <table:table-cell office:value-type="float" office:value="25346.743" calcext:value-type="float">
            <text:p>25346.743</text:p>
          </table:table-cell>
          <table:table-cell office:value-type="float" office:value="15657.382" calcext:value-type="float">
            <text:p>15657.382</text:p>
          </table:table-cell>
          <table:table-cell office:value-type="float" office:value="18187.811" calcext:value-type="float">
            <text:p>18187.811</text:p>
          </table:table-cell>
          <table:table-cell office:value-type="float" office:value="529836.053" calcext:value-type="float">
            <text:p>529836.053</text:p>
          </table:table-cell>
          <table:table-cell office:value-type="float" office:value="428240.265" calcext:value-type="float">
            <text:p>428240.265</text:p>
          </table:table-cell>
          <table:table-cell table:style-name="ce53" table:number-columns-repeated="1009"/>
        </table:table-row>
        <table:table-row table:style-name="ro3">
          <table:table-cell table:style-name="ce7" office:value-type="string" calcext:value-type="string">
            <text:p>　　地熱、太陽光電及風力(百萬度)</text:p>
          </table:table-cell>
          <table:table-cell table:style-name="ce25" office:value-type="float" office:value="1003.173618" calcext:value-type="float">
            <text:p><text:s/>1,003 <text:s text:c="5"/></text:p>
          </table:table-cell>
          <table:table-cell table:style-name="ce40" office:value-type="float" office:value="0.838903117855271" calcext:value-type="float">
            <text:p><text:s/>0.84 <text:s text:c="5"/></text:p>
          </table:table-cell>
          <table:table-cell table:style-name="ce25" office:value-type="float" office:value="9207.92479079" calcext:value-type="float">
            <text:p><text:s/>9,208 <text:s text:c="5"/></text:p>
          </table:table-cell>
          <table:table-cell table:style-name="ce40" office:value-type="float" office:value="0.666073803464961" calcext:value-type="float">
            <text:p><text:s/>0.67 <text:s text:c="5"/></text:p>
          </table:table-cell>
          <table:table-cell table:style-name="ce49" office:value-type="float" office:value="18.8240388145496" calcext:value-type="float">
            <text:p><text:s/>18.82 <text:s text:c="5"/></text:p>
          </table:table-cell>
          <table:table-cell table:style-name="ce49" office:value-type="float" office:value="1232.81075803538" calcext:value-type="float">
            <text:p><text:s/>1,232.81 <text:s text:c="5"/></text:p>
          </table:table-cell>
          <table:table-cell table:style-name="ce40" office:value-type="float" office:value="313.359537141329" calcext:value-type="float">
            <text:p><text:s/>313.36 <text:s text:c="5"/></text:p>
          </table:table-cell>
          <table:table-cell table:style-name="ce53"/>
          <table:table-cell table:style-name="ce53" office:value-type="float" office:value="55349.191" calcext:value-type="float">
            <text:p>55349.191</text:p>
          </table:table-cell>
          <table:table-cell office:value-type="float" office:value="65765.61" calcext:value-type="float">
            <text:p>65765.61</text:p>
          </table:table-cell>
          <table:table-cell office:value-type="float" office:value="55349.191" calcext:value-type="float">
            <text:p>55349.191</text:p>
          </table:table-cell>
          <table:table-cell office:value-type="float" office:value="50421.301" calcext:value-type="float">
            <text:p>50421.301</text:p>
          </table:table-cell>
          <table:table-cell office:value-type="float" office:value="565129.007" calcext:value-type="float">
            <text:p>565129.007</text:p>
          </table:table-cell>
          <table:table-cell office:value-type="float" office:value="422249.929" calcext:value-type="float">
            <text:p>422249.929</text:p>
          </table:table-cell>
          <table:table-cell table:style-name="ce53" table:number-columns-repeated="1009"/>
        </table:table-row>
        <table:table-row table:style-name="ro3">
          <table:table-cell table:style-name="ce11" office:value-type="string" calcext:value-type="string">
            <text:p>　 *太陽熱能(千公秉油當量)</text:p>
          </table:table-cell>
          <table:table-cell table:style-name="ce27" office:value-type="float" office:value="8.166" calcext:value-type="float">
            <text:p><text:s/>8 <text:s text:c="5"/></text:p>
          </table:table-cell>
          <table:table-cell table:style-name="ce41" office:value-type="float" office:value="0.070291941419644" calcext:value-type="float">
            <text:p><text:s/>0.07 <text:s text:c="5"/></text:p>
          </table:table-cell>
          <table:table-cell table:style-name="ce27" office:value-type="float" office:value="91.932" calcext:value-type="float">
            <text:p><text:s/>92 <text:s text:c="5"/></text:p>
          </table:table-cell>
          <table:table-cell table:style-name="ce41" office:value-type="float" office:value="0.069101285827501" calcext:value-type="float">
            <text:p><text:s/>0.07 <text:s text:c="5"/></text:p>
          </table:table-cell>
          <table:table-cell table:style-name="ce50" office:value-type="float" office:value="-0.061192020560503" calcext:value-type="float">
            <text:p><text:s/>-0.06 <text:s text:c="5"/></text:p>
          </table:table-cell>
          <table:table-cell table:style-name="ce50" office:value-type="float" office:value="-13.2476362477425" calcext:value-type="float">
            <text:p><text:s/>-13.25 <text:s text:c="5"/></text:p>
          </table:table-cell>
          <table:table-cell table:style-name="ce41" office:value-type="float" office:value="-2.97414248021107" calcext:value-type="float">
            <text:p><text:s/>-2.97 <text:s text:c="5"/></text:p>
          </table:table-cell>
          <table:table-cell table:style-name="ce53"/>
          <table:table-cell table:style-name="ce53" office:value-type="float" office:value="8260" calcext:value-type="float">
            <text:p>8260</text:p>
          </table:table-cell>
          <table:table-cell office:value-type="float" office:value="8289" calcext:value-type="float">
            <text:p>8289</text:p>
          </table:table-cell>
          <table:table-cell office:value-type="float" office:value="8260" calcext:value-type="float">
            <text:p>8260</text:p>
          </table:table-cell>
          <table:table-cell office:value-type="float" office:value="8608" calcext:value-type="float">
            <text:p>8608</text:p>
          </table:table-cell>
          <table:table-cell office:value-type="float" office:value="101058" calcext:value-type="float">
            <text:p>101058</text:p>
          </table:table-cell>
          <table:table-cell office:value-type="float" office:value="104694" calcext:value-type="float">
            <text:p>104694</text:p>
          </table:table-cell>
          <table:table-cell table:style-name="ce53" table:number-columns-repeated="1009"/>
        </table:table-row>
        <table:table-row table:style-name="ro3">
          <table:table-cell table:style-name="ce12" office:value-type="string" calcext:value-type="string" table:number-columns-spanned="8" table:number-rows-spanned="1">
            <text:p>註：1.本表所示「國際原油現貨平均價格」係當月每日現貨價格之平均，取自經濟部能源局「油價資訊管理與分析系統」；「進口能源平均價格」=當月進口總值除以總進口量。</text:p>
          </table:table-cell>
          <table:covered-table-cell table:number-columns-repeated="7" table:style-name="ce12"/>
          <table:table-cell table:style-name="ce53" table:number-columns-repeated="2"/>
          <table:table-cell table:number-columns-repeated="5"/>
          <table:table-cell table:style-name="ce53" table:number-columns-repeated="1009"/>
        </table:table-row>
        <table:table-row table:style-name="ro3">
          <table:table-cell table:style-name="ce13" office:value-type="string" calcext:value-type="string" table:number-columns-spanned="8" table:number-rows-spanned="1">
            <text:p>　　2.*本表太陽熱能資料因相關補助落日，108年起太陽熱能資料需依次年度廠家調查結果進行推估。</text:p>
          </table:table-cell>
          <table:covered-table-cell table:number-columns-repeated="7" table:style-name="ce28"/>
          <table:table-cell table:style-name="ce54" table:number-columns-repeated="2"/>
          <table:table-cell table:style-name="ce56" table:number-columns-repeated="5"/>
          <table:table-cell table:style-name="ce54" table:number-columns-repeated="1009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wStartCell" table:base-cell-address="$Page1.$A$1" table:cell-range-address="$Page1.$B$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57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59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HK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</number:number-style>
    <number:number-style style:name="N165">
      <loext:text> </loext:text>
      <loext:fill-character> </loext:fill-character>
      <number:number number:decimal-places="0" loext:min-decimal-places="0" number:min-integer-digits="1"/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6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    </number:text>
    </number:number-style>
    <number:number-style style:name="N166">
      <loext:text> </loext:text>
      <loext:fill-character> </loext:fill-character>
      <number:number number:decimal-places="2" loext:min-decimal-places="2" number:min-integer-digits="1"/>
      <number:text>     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6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</number:number-style>
    <number:number-style style:name="N167">
      <loext:text> </loext:text>
      <loext:fill-character> </loext:fill-character>
      <number:number number:decimal-places="2" loext:min-decimal-places="2" number:min-integer-digits="1"/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6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    </number:text>
    </number:number-style>
    <number:number-style style:name="N168">
      <loext:text> </loext:text>
      <loext:fill-character> </loext:fill-character>
      <number:text>-     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2" loext:min-decimal-places="2" number:min-integer-digits="1"/>
    </number:number-style>
    <number:number-style style:name="N169P1" style:volatile="true">
      <number:number number:decimal-places="2" loext:min-decimal-places="2" number:min-integer-digits="1"/>
    </number:number-style>
    <number:number-style style:name="N169">
      <number:text>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2" loext:min-decimal-places="2" number:min-integer-digits="1"/>
    </number:number-style>
    <number:number-style style:name="N170P1" style:volatile="true">
      <number:text>-</number:text>
      <number:number number:decimal-places="2" loext:min-decimal-places="2" number:min-integer-digits="1"/>
    </number:number-style>
    <number:number-style style:name="N170">
      <number:text> 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2" loext:min-decimal-places="2" number:min-integer-digits="1"/>
      <number:text> </number:text>
    </number:number-style>
    <number:number-style style:name="N171P1" style:volatile="true">
      <number:text>▼</number:text>
      <number:number number:decimal-places="2" loext:min-decimal-places="2" number:min-integer-digits="1"/>
      <number:text> </number:text>
    </number:number-style>
    <number:number-style style:name="N171">
      <number:number number:decimal-places="2" loext:min-decimal-places="2" number:min-integer-digits="1"/>
      <number:text> </number:text>
      <style:map style:condition="value()&gt;0" style:apply-style-name="N171P0"/>
      <style:map style:condition="value()&lt;0" style:apply-style-name="N171P1"/>
    </number:number-style>
    <number:number-style style:name="N172">
      <number:number number:decimal-places="2" loext:min-decimal-places="2" number:min-integer-digits="1" number:grouping="true"/>
      <number:text> </number:text>
    </number:number-style>
    <number:number-style style:name="N173P0" style:volatile="true">
      <number:number number:decimal-places="2" loext:min-decimal-places="2" number:min-integer-digits="1"/>
      <number:text> </number:text>
    </number:number-style>
    <number:number-style style:name="N17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/>
      <number:text> </number:text>
    </number:number-style>
    <number:number-style style:name="N174P1" style:volatile="true">
      <number:text>▼</number:text>
      <number:number number:decimal-places="2" loext:min-decimal-places="2" number:min-integer-digits="1"/>
      <number:text> </number:text>
    </number:number-style>
    <number:number-style style:name="N174">
      <number:text>-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</number:number-style>
    <number:number-style style:name="N175">
      <loext:text> </loext:text>
      <loext:fill-character> </loext:fill-character>
      <number:text>-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7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</number:number-style>
    <number:number-style style:name="N176">
      <loext:text> </loext:text>
      <loext:fill-character> </loext:fill-character>
      <number:text>-</number:text>
      <style:map style:condition="value()&gt;0" style:apply-style-name="N176P0"/>
      <style:map style:condition="value()&lt;0" style:apply-style-name="N176P1"/>
    </number:number-style>
    <number:number-style style:name="N177">
      <number:text>--      </number:text>
    </number:number-style>
    <number:number-style style:name="N178P0" style:volatile="true">
      <number:number number:decimal-places="2" loext:min-decimal-places="2" number:min-integer-digits="1"/>
    </number:number-style>
    <number:number-style style:name="N178P1" style:volatile="true">
      <number:text>-</number:text>
      <number:number number:decimal-places="2" loext:min-decimal-places="2" number:min-integer-digits="1"/>
    </number:number-style>
    <number:number-style style:name="N178">
      <number:text>-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7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 </number:text>
    </number:number-style>
    <number:number-style style:name="N179">
      <loext:text> </loext:text>
      <loext:fill-character> </loext:fill-character>
      <number:text>-     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8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</number:text>
    </number:number-style>
    <number:number-style style:name="N180">
      <loext:text> </loext:text>
      <loext:fill-character> </loext:fill-character>
      <number:text>- 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8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</number:text>
    </number:number-style>
    <number:number-style style:name="N181">
      <loext:text> </loext:text>
      <loext:fill-character> </loext:fill-character>
      <number:number number:decimal-places="0" loext:min-decimal-places="0" number:min-integer-digits="1"/>
      <number:text> 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</number:text>
    </number:number-style>
    <number:number-style style:name="N182">
      <loext:text> </loext:text>
      <loext:fill-character> </loext:fill-character>
      <number:number number:decimal-places="2" loext:min-decimal-places="2" number:min-integer-digits="1"/>
      <number:text> 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True</number:text>
    </number:number-style>
    <number:number-style style:name="N184P1" style:volatile="true">
      <number:text>True</number:text>
    </number:number-style>
    <number:number-style style:name="N184">
      <number:text>False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On</number:text>
    </number:number-style>
    <number:number-style style:name="N185P1" style:volatile="true">
      <number:text>On</number:text>
    </number:number-style>
    <number:number-style style:name="N185">
      <number:text>Off</number:text>
      <style:map style:condition="value()&gt;0" style:apply-style-name="N185P0"/>
      <style:map style:condition="value()&lt;0" style:apply-style-name="N185P1"/>
    </number:number-style>
    <number:currency-style style:name="N18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6P0"/>
    </number:currency-style>
    <number:number-style style:name="N187P0" style:volatile="true">
      <number:number number:decimal-places="2" loext:min-decimal-places="2" number:min-integer-digits="1" number:grouping="true"/>
      <number:text> </number:text>
    </number:number-style>
    <number:number-style style:name="N18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8P0"/>
    </number:number-style>
    <number:number-style style:name="N189P0" style:volatile="true">
      <number:number number:decimal-places="3" loext:min-decimal-places="3" number:min-integer-digits="1" number:grouping="true"/>
      <number:text> </number:text>
    </number:number-style>
    <number:number-style style:name="N189">
      <number:text>-</number:text>
      <number:number number:decimal-places="3" loext:min-decimal-places="3" number:min-integer-digits="1" number:grouping="true"/>
      <number:text> </number:text>
      <style:map style:condition="value()&gt;=0" style:apply-style-name="N189P0"/>
    </number:number-style>
    <number:number-style style:name="N190P0" style:volatile="true">
      <number:number number:decimal-places="4" loext:min-decimal-places="4" number:min-integer-digits="1"/>
      <number:text> </number:text>
    </number:number-style>
    <number:number-style style:name="N190">
      <number:text>-</number:text>
      <number:number number:decimal-places="4" loext:min-decimal-places="4" number:min-integer-digits="1"/>
      <number:text> </number:text>
      <style:map style:condition="value()&gt;=0" style:apply-style-name="N190P0"/>
    </number:number-style>
    <number:number-style style:name="N191P0" style:volatile="true">
      <loext:text> </loext:text>
      <loext:fill-character> </loext:fill-character>
      <number:number number:decimal-places="1" loext:min-decimal-places="1" number:min-integer-digits="1" number:grouping="true"/>
      <number:text>      </number:text>
    </number:number-style>
    <number:number-style style:name="N191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     </number:text>
    </number:number-style>
    <number:number-style style:name="N191">
      <loext:text> </loext:text>
      <loext:fill-character> </loext:fill-character>
      <number:text>-      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5" loext:min-decimal-places="5" number:min-integer-digits="1"/>
    </number:number-style>
    <number:number-style style:name="N195">
      <number:number number:decimal-places="4" loext:min-decimal-places="4" number:min-integer-digits="1"/>
    </number:number-style>
    <number:number-style style:name="N196">
      <number:number number:decimal-places="3" loext:min-decimal-places="3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74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主要能源指標</dc:title>
    <dc:subject>主要能源指標</dc:subject>
    <meta:keyword>能源統計月報</meta:keyword>
    <dc:description>主要能源指標</dc:description>
    <meta:initial-creator>國際合作與能源統計科</meta:initial-creator>
    <meta:creation-date>2012-04-10T17:49:54</meta:creation-date>
    <dc:creator>方文秀</dc:creator>
    <dc:date>2021-12-29T20:34:15</dc:date>
    <meta:print-date>2021-12-29T20:34:12</meta:print-date>
    <meta:document-statistic meta:table-count="1" meta:cell-count="874" meta:object-count="0"/>
    <meta:generator>LibreOffice/5.4.1.2$Windows_x86 LibreOffice_project/ea7cb86e6eeb2bf3a5af73a8f7777ac570321527</meta:generator>
    <meta:user-defined meta:name="EDOID" meta:value-type="float">394386</meta:user-defined>
  </office:meta>
</office:document-meta>
</file>